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0b02dd6e" officeooo:paragraph-rsid="11a0d8b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0b02dd6e" officeooo:paragraph-rsid="1375532b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0b02dd6e" officeooo:paragraph-rsid="136cc186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0b02dd6e" officeooo:paragraph-rsid="136e9d5f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0b02dd6e" officeooo:paragraph-rsid="13f398b1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0b02dd6e" officeooo:paragraph-rsid="13766cf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0b02dd6e" officeooo:paragraph-rsid="15a2d247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0b02dd6e" officeooo:paragraph-rsid="13fd54be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0b02dd6e" officeooo:paragraph-rsid="140c955b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0b02dd6e" officeooo:paragraph-rsid="13949a6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0b02dd6e" officeooo:paragraph-rsid="13dad131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0b02dd6e" officeooo:paragraph-rsid="13a1566a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0b02dd6e" officeooo:paragraph-rsid="13a1575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0b02dd6e" officeooo:paragraph-rsid="13a2d0f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0b02dd6e" officeooo:paragraph-rsid="13a587ec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0b02dd6e" officeooo:paragraph-rsid="1453f4ad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0b02dd6e" officeooo:paragraph-rsid="13e4840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0b02dd6e" officeooo:paragraph-rsid="13f160c4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0b02dd6e" officeooo:paragraph-rsid="13f03c4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0b02dd6e" officeooo:paragraph-rsid="1377a5f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0b02dd6e" officeooo:paragraph-rsid="11a55fb1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0b02dd6e" officeooo:paragraph-rsid="11a77a11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0b02dd6e" officeooo:paragraph-rsid="0b02dd6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0b02dd6e" officeooo:paragraph-rsid="12523a94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0b02dd6e" officeooo:paragraph-rsid="112e27df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0b02dd6e" officeooo:paragraph-rsid="11120e89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0b02dd6e" officeooo:paragraph-rsid="114c4dfa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0b02dd6e" officeooo:paragraph-rsid="119bba07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0b02dd6e" officeooo:paragraph-rsid="11b4511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0b02dd6e" officeooo:paragraph-rsid="11bb840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0b02dd6e" officeooo:paragraph-rsid="11bf361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0b02dd6e" officeooo:paragraph-rsid="11ac1f3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0b02dd6e" officeooo:paragraph-rsid="119b437c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0b02dd6e" officeooo:paragraph-rsid="11909220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0b02dd6e" officeooo:paragraph-rsid="1229d056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0b02dd6e" officeooo:paragraph-rsid="11582d3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0b02dd6e" officeooo:paragraph-rsid="11532b57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0b02dd6e" officeooo:paragraph-rsid="1154bbb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0b02dd6e" officeooo:paragraph-rsid="115232b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0b02dd6e" officeooo:paragraph-rsid="11848fc8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0b02dd6e" officeooo:paragraph-rsid="12848596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0b02dd6e" officeooo:paragraph-rsid="116845f8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0b02dd6e" officeooo:paragraph-rsid="11f0e14f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0b02dd6e" officeooo:paragraph-rsid="1288e7bb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0b02dd6e" officeooo:paragraph-rsid="11ff8f50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0b02dd6e" officeooo:paragraph-rsid="11e19c29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0b02dd6e" officeooo:paragraph-rsid="1212ec4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0b02dd6e" officeooo:paragraph-rsid="11e978e6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0b02dd6e" officeooo:paragraph-rsid="120ea857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0b02dd6e" officeooo:paragraph-rsid="12339cc5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0b02dd6e" officeooo:paragraph-rsid="125d2640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0b02dd6e" officeooo:paragraph-rsid="152f378d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0b02dd6e" officeooo:paragraph-rsid="1539fa24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0b02dd6e" officeooo:paragraph-rsid="153786ba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0b02dd6e" officeooo:paragraph-rsid="15337543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3dc5d4b" officeooo:paragraph-rsid="13a587ec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26a5feb" officeooo:paragraph-rsid="128bd9aa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26a5feb" officeooo:paragraph-rsid="128c7d2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56d8a84" officeooo:paragraph-rsid="156d8a84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5637d14" officeooo:paragraph-rsid="15637d1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5637d14" officeooo:paragraph-rsid="1579e00c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5637d14" officeooo:paragraph-rsid="157fcd3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11c14d4" officeooo:paragraph-rsid="12e9f041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11c14d4" officeooo:paragraph-rsid="12f6ce27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11c14d4" officeooo:paragraph-rsid="12f53318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2fc9082" officeooo:paragraph-rsid="1300c97e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2fc9082" officeooo:paragraph-rsid="130b81b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2fc9082" officeooo:paragraph-rsid="1313581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2fc9082" officeooo:paragraph-rsid="1319af3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2fc9082" officeooo:paragraph-rsid="132b86c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2fc9082" officeooo:paragraph-rsid="133e7d5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2fc9082" officeooo:paragraph-rsid="1350ee1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0b02dd6e" officeooo:paragraph-rsid="1459d0c0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0b02dd6e" officeooo:paragraph-rsid="14514dfc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0b02dd6e" officeooo:paragraph-rsid="142fc42c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0b02dd6e" officeooo:paragraph-rsid="14372ff5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0b02dd6e" officeooo:paragraph-rsid="146c83cc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0b02dd6e" officeooo:paragraph-rsid="146e4d0d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0b02dd6e" officeooo:paragraph-rsid="112bd040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0b02dd6e" officeooo:paragraph-rsid="113408d7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0b02dd6e" officeooo:paragraph-rsid="11179eac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0b02dd6e" officeooo:paragraph-rsid="1139908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0b02dd6e" officeooo:paragraph-rsid="11407531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0b02dd6e" officeooo:paragraph-rsid="115ba827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0b02dd6e" officeooo:paragraph-rsid="115c187c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0b02dd6e" officeooo:paragraph-rsid="123ff67b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0b02dd6e" officeooo:paragraph-rsid="115fec2c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0b02dd6e" officeooo:paragraph-rsid="1248be02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0b02dd6e" officeooo:paragraph-rsid="113b2fe5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0b02dd6e" officeooo:paragraph-rsid="113c9050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0b02dd6e" officeooo:paragraph-rsid="114200b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0b02dd6e" officeooo:paragraph-rsid="114bd2fd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0b02dd6e" officeooo:paragraph-rsid="11cf84a3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0b02dd6e" officeooo:paragraph-rsid="11cad2ab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0b02dd6e" officeooo:paragraph-rsid="12323f75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0b02dd6e" officeooo:paragraph-rsid="125d2640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111c14d4" officeooo:paragraph-rsid="111f6678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111c14d4" officeooo:paragraph-rsid="123ff67b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111c14d4" officeooo:paragraph-rsid="12404b1d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111c14d4" officeooo:paragraph-rsid="111c14d4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111c14d4" officeooo:paragraph-rsid="111d2327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111c14d4" officeooo:paragraph-rsid="111d9779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111c14d4" officeooo:paragraph-rsid="1220e3e7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111c14d4" officeooo:paragraph-rsid="1223f1dc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111c14d4" officeooo:paragraph-rsid="1220ee04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111c14d4" officeooo:paragraph-rsid="111fc907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111c14d4" officeooo:paragraph-rsid="11248b17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fo:font-weight="bold" officeooo:rsid="1291c8e4" officeooo:paragraph-rsid="1291c8e4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fo:font-weight="bold" officeooo:rsid="1291c8e4" officeooo:paragraph-rsid="129a9653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fo:font-weight="bold" officeooo:rsid="1291c8e4" officeooo:paragraph-rsid="12c36e37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fo:font-weight="bold" officeooo:rsid="126a5feb" officeooo:paragraph-rsid="128c7d29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fo:font-weight="bold" officeooo:rsid="126a5feb" officeooo:paragraph-rsid="14e6868c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rsid="126a5feb" officeooo:paragraph-rsid="1473ed6d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rsid="126a5feb" officeooo:paragraph-rsid="154f2911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126a5feb" officeooo:paragraph-rsid="155225c8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126a5feb" officeooo:paragraph-rsid="155930e2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126a5feb" officeooo:paragraph-rsid="14876c70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126a5feb" officeooo:paragraph-rsid="149de6d0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fo:font-weight="bold" officeooo:rsid="126a5feb" officeooo:paragraph-rsid="149f542c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fo:font-weight="bold" officeooo:rsid="126a5feb" officeooo:paragraph-rsid="15c93119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fo:font-weight="bold" officeooo:rsid="126a5feb" officeooo:paragraph-rsid="15c6ee46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fo:font-weight="bold" officeooo:rsid="126a5feb" officeooo:paragraph-rsid="15b7ce31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fo:font-weight="bold" officeooo:rsid="126a5feb" officeooo:paragraph-rsid="15bc29f7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fo:font-weight="bold" officeooo:rsid="126a5feb" officeooo:paragraph-rsid="15cf5a25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fo:font-weight="bold" officeooo:rsid="126a5feb" officeooo:paragraph-rsid="15ee2094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fo:font-weight="bold" officeooo:rsid="126a5feb" officeooo:paragraph-rsid="15ea44bc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fo:font-weight="bold" officeooo:rsid="126a5feb" officeooo:paragraph-rsid="15ee40ee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fo:font-weight="bold" officeooo:rsid="126a5feb" officeooo:paragraph-rsid="14aa5c96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fo:font-weight="bold" officeooo:rsid="126a5feb" officeooo:paragraph-rsid="14f30060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fo:font-weight="bold" officeooo:rsid="126a5feb" officeooo:paragraph-rsid="14e951d3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fo:font-weight="bold" officeooo:rsid="126a5feb" officeooo:paragraph-rsid="155fd058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fo:font-weight="bold" officeooo:rsid="126a5feb" officeooo:paragraph-rsid="15637d14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fo:font-weight="bold" officeooo:rsid="126a5feb" officeooo:paragraph-rsid="156dcfe8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fo:font-weight="bold" officeooo:rsid="126a5feb" officeooo:paragraph-rsid="15787d1e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fo:font-weight="bold" officeooo:rsid="126a5feb" officeooo:paragraph-rsid="1595410e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fo:font-weight="bold" officeooo:rsid="126a5feb" officeooo:paragraph-rsid="157bad86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fo:font-weight="bold" officeooo:rsid="126a5feb" officeooo:paragraph-rsid="1502e669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fo:font-weight="bold" officeooo:rsid="126a5feb" officeooo:paragraph-rsid="15055d2b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fo:font-weight="bold" officeooo:rsid="126a5feb" officeooo:paragraph-rsid="14a6cb50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fo:font-weight="bold" officeooo:rsid="126a5feb" officeooo:paragraph-rsid="14b522f6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fo:font-weight="bold" officeooo:rsid="126a5feb" officeooo:paragraph-rsid="14bb20a5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fo:font-weight="bold" officeooo:rsid="126a5feb" officeooo:paragraph-rsid="14d65d8b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fo:font-weight="bold" officeooo:rsid="126a5feb" officeooo:paragraph-rsid="14d8272d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fo:font-weight="bold" officeooo:rsid="126a5feb" officeooo:paragraph-rsid="14da7790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fo:font-weight="bold" officeooo:rsid="126a5feb" officeooo:paragraph-rsid="14cf2619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fo:font-weight="bold" officeooo:rsid="126a5feb" officeooo:paragraph-rsid="14d1d3b9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fo:font-weight="bold" officeooo:rsid="126a5feb" officeooo:paragraph-rsid="14dccc7f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fo:font-weight="bold" officeooo:rsid="126a5feb" officeooo:paragraph-rsid="14ae5ab6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fo:font-weight="bold" officeooo:rsid="126a5feb" officeooo:paragraph-rsid="15272959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fo:font-weight="bold" officeooo:rsid="126a5feb" officeooo:paragraph-rsid="14ba8f7f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fo:font-weight="bold" officeooo:rsid="126a5feb" officeooo:paragraph-rsid="14d00bc6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fo:font-weight="bold" officeooo:rsid="126a5feb" officeooo:paragraph-rsid="14de2af1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fo:font-weight="bold" officeooo:rsid="156d8a84" officeooo:paragraph-rsid="156d8a84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fo:font-weight="bold" officeooo:rsid="111c14d4" officeooo:paragraph-rsid="12d7c19c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fo:font-weight="bold" officeooo:rsid="111c14d4" officeooo:paragraph-rsid="129ef361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fo:font-weight="bold" officeooo:rsid="111c14d4" officeooo:paragraph-rsid="12a204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fo:font-weight="bold" officeooo:rsid="111c14d4" officeooo:paragraph-rsid="12a91d1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fo:font-weight="bold" officeooo:rsid="111c14d4" officeooo:paragraph-rsid="12ae4c6a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fo:font-weight="bold" officeooo:rsid="111c14d4" officeooo:paragraph-rsid="12aa352e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fo:font-weight="bold" officeooo:rsid="111c14d4" officeooo:paragraph-rsid="12aed3fb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fo:font-weight="bold" officeooo:rsid="111c14d4" officeooo:paragraph-rsid="12b6c58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fo:font-weight="bold" officeooo:rsid="111c14d4" officeooo:paragraph-rsid="12b2f997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fo:font-weight="bold" officeooo:rsid="111c14d4" officeooo:paragraph-rsid="12babf6b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fo:font-weight="bold" officeooo:rsid="12fc9082" officeooo:paragraph-rsid="132b86c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fo:font-weight="bold" officeooo:rsid="133f85d4" officeooo:paragraph-rsid="1345f1f7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fo:font-weight="bold" officeooo:rsid="133f85d4" officeooo:paragraph-rsid="135040da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fo:font-weight="bold" officeooo:rsid="133f85d4" officeooo:paragraph-rsid="13470eac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fo:font-weight="bold" officeooo:rsid="111c14d4" officeooo:paragraph-rsid="11399082" style:font-name-asian="Liberation Serif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fo:font-weight="bold" officeooo:rsid="111c14d4" officeooo:paragraph-rsid="113c9050" style:font-name-asian="Liberation Serif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fo:font-weight="bold" officeooo:rsid="111c14d4" officeooo:paragraph-rsid="121c2f9e" style:font-name-asian="Liberation Serif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fo:font-weight="bold" officeooo:rsid="0b02dd6e" officeooo:paragraph-rsid="11c905ff" style:font-name-asian="Liberation Serif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fo:font-weight="bold" officeooo:rsid="0b02dd6e" officeooo:paragraph-rsid="12780a4d" style:font-name-asian="Liberation Serif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fo:font-weight="bold" officeooo:rsid="0b02dd6e" officeooo:paragraph-rsid="11567ee4" style:font-name-asian="Liberation Serif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fo:font-weight="bold" officeooo:rsid="0b02dd6e" officeooo:paragraph-rsid="115232bc" style:font-name-asian="Liberation Serif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fo:font-weight="bold" officeooo:rsid="0b02dd6e" officeooo:paragraph-rsid="1285b770" style:font-name-asian="Liberation Serif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fo:font-weight="bold" officeooo:rsid="0b02dd6e" officeooo:paragraph-rsid="1286f64f" style:font-name-asian="Liberation Serif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fo:font-weight="bold" officeooo:rsid="0b02dd6e" officeooo:paragraph-rsid="11f0e14f" style:font-name-asian="Liberation Serif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fo:font-weight="bold" officeooo:rsid="0b02dd6e" officeooo:paragraph-rsid="12323f75" style:font-name-asian="Liberation Serif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fo:font-weight="bold" officeooo:rsid="126a5feb" officeooo:paragraph-rsid="128c7d29" style:font-name-asian="Liberation Serif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fo:font-weight="bold" officeooo:rsid="126a5feb" officeooo:paragraph-rsid="14e951d3" style:font-name-asian="Liberation Serif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fo:font-weight="bold" officeooo:rsid="126a5feb" officeooo:paragraph-rsid="15616aa1" style:font-name-asian="Liberation Serif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fo:font-weight="bold" officeooo:rsid="126a5feb" officeooo:paragraph-rsid="149f542c" style:font-name-asian="Liberation Serif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officeooo:rsid="130b81b2" officeooo:paragraph-rsid="1345f1f7" style:font-name-asian="Liberation Serif"/>
    </style:style>
    <style:style style:name="P184" style:family="paragraph" style:parent-style-name="Standard" style:list-style-name="L1">
      <style:text-properties fo:color="#333333" style:font-name="Liberation Serif" officeooo:rsid="130b81b2" officeooo:paragraph-rsid="13453042" style:font-name-asian="Liberation Serif"/>
    </style:style>
    <style:style style:name="P185" style:family="paragraph" style:parent-style-name="Standard" style:list-style-name="L1">
      <style:text-properties fo:color="#333333" style:font-name="標楷體" fo:font-size="17pt" fo:font-weight="bold" officeooo:rsid="129e0d04" officeooo:paragraph-rsid="12c36e37" style:font-name-asian="標楷體" style:font-size-asian="17pt" style:language-asian="zh" style:country-asian="TW" style:font-weight-asian="bold" style:font-name-complex="Mangal" style:font-size-complex="17pt" style:font-weight-complex="bold"/>
    </style:style>
    <style:style style:name="P186" style:family="paragraph" style:parent-style-name="Standard" style:list-style-name="L1">
      <style:text-properties fo:color="#333333" officeooo:paragraph-rsid="12e9f041"/>
    </style:style>
    <style:style style:name="P187" style:family="paragraph" style:parent-style-name="Standard" style:list-style-name="L1">
      <style:text-properties fo:color="#333333" officeooo:paragraph-rsid="12f53318"/>
    </style:style>
    <style:style style:name="P188" style:family="paragraph" style:parent-style-name="Standard" style:list-style-name="L1">
      <style:text-properties fo:color="#333333" officeooo:paragraph-rsid="15418847"/>
    </style:style>
    <style:style style:name="P189" style:family="paragraph" style:parent-style-name="Standard" style:list-style-name="L1">
      <style:text-properties fo:color="#333333" officeooo:paragraph-rsid="15637d14"/>
    </style:style>
    <style:style style:name="P190" style:family="paragraph" style:parent-style-name="Standard" style:list-style-name="L1">
      <style:text-properties fo:color="#1c1c1c" style:font-name="標楷體1" fo:font-size="17pt" fo:font-weight="bold" officeooo:rsid="0b02dd6e" officeooo:paragraph-rsid="13766cf6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1c1c1c" style:font-name="標楷體1" fo:font-size="17pt" fo:font-weight="bold" officeooo:rsid="0b02dd6e" officeooo:paragraph-rsid="13a587ec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1c1c1c" style:font-name="標楷體1" fo:font-size="17pt" fo:font-weight="bold" officeooo:rsid="0b02dd6e" officeooo:paragraph-rsid="1377a5f3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style:use-window-font-color="true" style:font-name="標楷體1" fo:font-size="17pt" fo:font-weight="bold" officeooo:rsid="0b02dd6e" officeooo:paragraph-rsid="11a34e64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style:use-window-font-color="true" style:font-name="標楷體1" fo:font-size="17pt" fo:font-weight="bold" officeooo:rsid="0b02dd6e" officeooo:paragraph-rsid="11272b36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style:use-window-font-color="true" style:font-name="標楷體1" fo:font-size="17pt" fo:font-weight="bold" officeooo:rsid="0b02dd6e" officeooo:paragraph-rsid="115232bc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133400e" style:font-name-asian="Liberation Serif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0b02dd6e" style:font-name-asian="Liberation Serif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191c4fd" style:font-name-asian="Liberation Serif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1b4a80b" style:font-name-asian="Liberation Serif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1909220" style:font-name-asian="Liberation Serif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28bd9aa" style:font-name-asian="Liberation Serif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style:use-window-font-color="true" style:font-name="Liberation Serif" fo:font-size="17pt" fo:font-weight="bold" officeooo:rsid="111c14d4" officeooo:paragraph-rsid="111d9779" style:font-name-asian="Liberation Serif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115ced9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style:use-window-font-color="true" style:font-name="Liberation Serif" fo:font-size="17pt" fo:font-weight="bold" officeooo:rsid="0b02dd6e" officeooo:paragraph-rsid="123ff67b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style:use-window-font-color="true" style:font-name="Liberation Serif" fo:font-size="17pt" fo:font-weight="bold" officeooo:rsid="1291c8e4" officeooo:paragraph-rsid="129a9653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style:use-window-font-color="true" style:font-name="Liberation Serif" fo:font-size="17pt" fo:font-weight="bold" officeooo:rsid="1291c8e4" officeooo:paragraph-rsid="12c36e37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style:use-window-font-color="true" style:font-name="Liberation Serif" officeooo:rsid="130b81b2" officeooo:paragraph-rsid="132b86c9" style:font-name-asian="Liberation Serif"/>
    </style:style>
    <style:style style:name="T1" style:family="text">
      <style:text-properties fo:color="#333333"/>
    </style:style>
    <style:style style:name="T2" style:family="text">
      <style:text-properties fo:color="#333333" style:font-name="標楷體1" style:font-name-asian="標楷體1"/>
    </style:style>
    <style:style style:name="T3" style:family="text">
      <style:text-properties fo:color="#333333" style:font-name="標楷體1" officeooo:rsid="126a5feb" style:font-name-asian="標楷體1"/>
    </style:style>
    <style:style style:name="T4" style:family="text">
      <style:text-properties fo:color="#333333" style:font-name-asian="標楷體1"/>
    </style:style>
    <style:style style:name="T5" style:family="text">
      <style:text-properties fo:color="#333333" style:font-name="標楷體" officeooo:rsid="129e0d04" style:font-name-asian="標楷體" style:font-name-complex="Mangal"/>
    </style:style>
    <style:style style:name="T6" style:family="text">
      <style:text-properties fo:color="#333333" style:font-name-complex="Mangal"/>
    </style:style>
    <style:style style:name="T7" style:family="text">
      <style:text-properties fo:color="#333333" fo:font-size="17pt" fo:font-weight="bold" officeooo:rsid="12fc908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8" style:family="text">
      <style:text-properties style:font-name-asian="標楷體1"/>
    </style:style>
    <style:style style:name="T9" style:family="text">
      <style:text-properties officeooo:rsid="0b02dd6e" style:font-name-asian="標楷體1"/>
    </style:style>
    <style:style style:name="T10" style:family="text">
      <style:text-properties officeooo:rsid="1141b301" style:font-name-asian="標楷體1"/>
    </style:style>
    <style:style style:name="T11" style:family="text">
      <style:text-properties officeooo:rsid="111c14d4" style:font-name-asian="標楷體1"/>
    </style:style>
    <style:style style:name="T12" style:family="text">
      <style:text-properties officeooo:rsid="121c2f9e" style:font-name-asian="標楷體1"/>
    </style:style>
    <style:style style:name="T13" style:family="text">
      <style:text-properties officeooo:rsid="151922c2" style:font-name-asian="標楷體1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11775e02" style:font-name-asian="標楷體1"/>
    </style:style>
    <style:style style:name="T16" style:family="text">
      <style:text-properties style:font-name="標楷體1" officeooo:rsid="12323f75" style:font-name-asian="標楷體1"/>
    </style:style>
    <style:style style:name="T17" style:family="text">
      <style:text-properties style:font-name="標楷體1" officeooo:rsid="126a5feb" style:font-name-asian="標楷體1"/>
    </style:style>
    <style:style style:name="T18" style:family="text">
      <style:text-properties style:font-name="標楷體1" officeooo:rsid="0b02dd6e" style:font-name-asian="標楷體1"/>
    </style:style>
    <style:style style:name="T19" style:family="text">
      <style:text-properties style:font-name="標楷體1" officeooo:rsid="151922c2" style:font-name-asian="標楷體1"/>
    </style:style>
    <style:style style:name="T20" style:family="text">
      <style:text-properties style:font-name="標楷體1" officeooo:rsid="15637d14" style:font-name-asian="標楷體1"/>
    </style:style>
    <style:style style:name="T21" style:family="text">
      <style:text-properties style:font-name="標楷體1" officeooo:rsid="156dcfe8" style:font-name-asian="標楷體1"/>
    </style:style>
    <style:style style:name="T22" style:family="text">
      <style:text-properties style:font-name="標楷體1" officeooo:rsid="1577dcfa" style:font-name-asian="標楷體1"/>
    </style:style>
    <style:style style:name="T23" style:family="text">
      <style:text-properties style:font-name="標楷體1" officeooo:rsid="15787d1e" style:font-name-asian="標楷體1"/>
    </style:style>
    <style:style style:name="T24" style:family="text">
      <style:text-properties style:font-name="標楷體1" officeooo:rsid="157bad86" style:font-name-asian="標楷體1"/>
    </style:style>
    <style:style style:name="T25" style:family="text">
      <style:text-properties style:font-name="標楷體1" officeooo:rsid="15840069" style:font-name-asian="標楷體1"/>
    </style:style>
    <style:style style:name="T26" style:family="text">
      <style:text-properties style:font-name="標楷體1" officeooo:rsid="1584e15f" style:font-name-asian="標楷體1"/>
    </style:style>
    <style:style style:name="T27" style:family="text">
      <style:text-properties style:font-name="標楷體1" fo:font-size="17pt" fo:font-weight="bold" officeooo:rsid="111c14d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8" style:family="text">
      <style:text-properties style:font-name="標楷體1" fo:font-size="17pt" fo:font-weight="bold" officeooo:rsid="12faf7c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9" style:family="text">
      <style:text-properties style:font-name="標楷體1" fo:font-size="17pt" fo:font-weight="bold" officeooo:rsid="12fb2c3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30" style:family="text">
      <style:text-properties style:font-name="標楷體1" fo:font-size="17pt" fo:font-weight="bold" officeooo:rsid="12fc908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31" style:family="text">
      <style:text-properties style:font-name="標楷體1" fo:font-size="17pt" fo:font-weight="bold" officeooo:rsid="1308daf8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32" style:family="text">
      <style:text-properties style:font-name="標楷體1" fo:font-size="17pt" fo:font-weight="bold" officeooo:rsid="13227667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33" style:family="text">
      <style:text-properties style:font-name="標楷體1" fo:font-size="17pt" fo:font-weight="bold" officeooo:rsid="133f85d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34" style:family="text">
      <style:text-properties style:font-name="標楷體1" fo:font-size="17pt" fo:font-weight="bold" officeooo:rsid="126a5feb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officeooo:rsid="15637d14"/>
    </style:style>
    <style:style style:name="T36" style:family="text">
      <style:text-properties style:font-name="標楷體1" officeooo:rsid="156d1718"/>
    </style:style>
    <style:style style:name="T37" style:family="text">
      <style:text-properties fo:color="#050505" style:font-name="標楷體1" style:font-name-asian="標楷體1"/>
    </style:style>
    <style:style style:name="T38" style:family="text">
      <style:text-properties fo:color="#050505" style:font-name="標楷體1" officeooo:rsid="156dcfe8" style:font-name-asian="標楷體1"/>
    </style:style>
    <style:style style:name="T39" style:family="text">
      <style:text-properties fo:color="#050505" style:font-name="標楷體1" officeooo:rsid="15637d14" style:font-name-asian="標楷體1"/>
    </style:style>
    <style:style style:name="T40" style:family="text">
      <style:text-properties fo:color="#050505" style:font-name="標楷體1" officeooo:rsid="15787d1e" style:font-name-asian="標楷體1"/>
    </style:style>
    <style:style style:name="T41" style:family="text">
      <style:text-properties fo:color="#050505" style:font-name="標楷體" officeooo:rsid="129e0d04" style:font-name-asian="標楷體" style:font-name-complex="Mangal"/>
    </style:style>
    <style:style style:name="T42" style:family="text">
      <style:text-properties fo:color="#050505" style:font-name-asian="標楷體1"/>
    </style:style>
    <style:style style:name="T43" style:family="text">
      <style:text-properties fo:color="#050505" style:font-name="Liberation Serif" fo:font-size="17pt" fo:font-weight="bold" officeooo:rsid="126a5feb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" officeooo:rsid="129e0d04" style:font-name-asian="標楷體" style:font-name-complex="標楷體"/>
    </style:style>
    <style:style style:name="T45" style:family="text">
      <style:text-properties style:font-name="標楷體" officeooo:rsid="129e0d04" style:font-name-asian="標楷體" style:font-name-complex="Mangal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fo:font-size="17pt" fo:font-weight="bold" officeooo:rsid="111c14d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48" style:family="text">
      <style:text-properties style:font-name="Liberation Serif" fo:font-size="17pt" fo:font-weight="bold" officeooo:rsid="126a5feb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-complex="Mangal"/>
    </style:style>
    <style:style style:name="T50" style:family="text">
      <style:text-properties fo:font-size="17pt" fo:font-weight="bold" officeooo:rsid="133f85d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51" style:family="text">
      <style:text-properties fo:font-size="17pt" fo:font-weight="bold" officeooo:rsid="12fc908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52" style:family="text">
      <style:text-properties officeooo:rsid="11775e02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15637d14"/>
    </style:style>
    <style:style style:name="T55" style:family="text">
      <style:text-properties officeooo:rsid="156d1718"/>
    </style:style>
    <style:style style:name="T56" style:family="text">
      <style:text-properties officeooo:rsid="156dcfe8"/>
    </style:style>
    <style:style style:name="T57" style:family="text">
      <style:text-properties officeooo:rsid="15b6af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58828852" text:style-name="L1">
        <text:list-item>
          <text:p text:style-name="P1">軍隊</text:p>
          <text:list>
            <text:list-item>
              <text:p text:style-name="P1">軍隊、軍人、警隊、警察、軍事武器 是 特化型個體。</text:p>
            </text:list-item>
            <text:list-item>
              <text:p text:style-name="P1">明顯例子。</text:p>
              <text:list>
                <text:list-item>
                  <text:p text:style-name="P1">軍人 是 T細胞。</text:p>
                  <text:list>
                    <text:list-item>
                      <text:p text:style-name="P1">特化型細胞。</text:p>
                    </text:list-item>
                  </text:list>
                </text:list-item>
                <text:list-item>
                  <text:p text:style-name="P1">警察 是 白血球。</text:p>
                  <text:list>
                    <text:list-item>
                      <text:p text:style-name="P1">特化型細胞。</text:p>
                    </text:list-item>
                  </text:list>
                </text:list-item>
                <text:list-item>
                  <text:p text:style-name="P1">國民 是 幹細胞。</text:p>
                  <text:list>
                    <text:list-item>
                      <text:p text:style-name="P1">通用型細胞。</text:p>
                    </text:list-item>
                  </text:list>
                </text:list-item>
              </text:list>
            </text:list-item>
            <text:list-item>
              <text:p text:style-name="P2">只要 有必要，通用型個體 隨時能夠 特化成 特化型個體。</text:p>
              <text:list>
                <text:list-item>
                  <text:p text:style-name="P1">只要 有必要，國民 隨時能夠 特化成 警察、軍人。</text:p>
                </text:list-item>
                <text:list-item>
                  <text:p text:style-name="P1">只要 有必要，通用型 本能、傳承 隨時能夠 特化成 特化型 本能、傳承。</text:p>
                </text:list-item>
              </text:list>
            </text:list-item>
            <text:list-item>
              <text:p text:style-name="P3">改革 不是 瞬間達成、<text:span text:style-name="T52">一夕完成、</text:span>一夕能成。</text:p>
              <text:list>
                <text:list-item>
                  <text:p text:style-name="P1">羅馬 不是 一天造成。</text:p>
                </text:list-item>
                <text:list-item>
                  <text:p text:style-name="P4">改革、改變、變化 是 漸進、自然而然、理所當然 的 現象。</text:p>
                </text:list-item>
                <text:list-item>
                  <text:p text:style-name="P1">軍隊、警隊、軍事武器 突然消失、突然失業、沒有配套措施，文明只會 動盪、崩塌、自滅。</text:p>
                  <text:list>
                    <text:list-item>
                      <text:p text:style-name="P1">配套措施 是 完整、完善、優良 的 配套措施、配套機制、配套系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軍事、反軍事 的 必要性"/>軍事、反軍事 的 必要性<text:bookmark-end text:name="軍事、反軍事 的 必要性"/></text:p>
          <text:list>
            <text:list-item>
              <text:p text:style-name="P5">軍事、反軍事 的 必要性、目的，<text:span text:style-name="T46">保護 個體、群體、文明。</text:span></text:p>
            </text:list-item>
            <text:list-item>
              <text:p text:style-name="P6">明顯例子，船外敵文明 冷戰、溫戰、熱戰。</text:p>
              <text:list>
                <text:list-item>
                  <text:p text:style-name="P6">船外敵文明 不是 船外 之外的 敵文明。</text:p>
                </text:list-item>
                <text:list-item>
                  <text:p text:style-name="P6">船外敵文明 是 船外文明的 敵文明。</text:p>
                  <text:list>
                    <text:list-item>
                      <text:p text:style-name="P6">船外文明的 敵文明 是 敵視、危害、傷害 船外文明的 文明。</text:p>
                      <text:list>
                        <text:list-item>
                          <text:p text:style-name="P6">船外文明 是 存在、生存、生活 在，星船 船外、外殼、表面，的 文明。</text:p>
                          <text:list>
                            <text:list-item>
                              <text:p text:style-name="P190">（星船 的 描述 在 <text:span text:style-name="T53">_</text:span> 文件群的 <text:span text:style-name="T53">太空船</text:span>）</text:p>
                            </text:list-item>
                          </text:list>
                        </text:list-item>
                        <text:list-item>
                          <text:p text:style-name="P7">明顯例子，虛假的禮物。</text:p>
                        </text:list-item>
                      </text:list>
                    </text:list-item>
                    <text:list-item>
                      <text:p text:style-name="P7">船外友文明 是 船外文明的 友文明。</text:p>
                      <text:list>
                        <text:list-item>
                          <text:p text:style-name="P6">船外文明的 友文明 是 守護、幫助、提醒 船外文明的 文明。</text:p>
                        </text:list-item>
                        <text:list-item>
                          <text:p text:style-name="P6">明顯例子，麥田圈，提醒 小心 虛假的禮物。</text:p>
                        </text:list-item>
                        <text:list-item>
                          <text:p text:style-name="P6">明顯例子，阿米（星星的孩子）、南極長老的提醒、第九顆行星（麥田圈）。</text:p>
                        </text:list-item>
                      </text:list>
                    </text:list-item>
                  </text:list>
                </text:list-item>
                <text:list-item>
                  <text:p text:style-name="P6">溫戰 不是 黑天鵝。</text:p>
                </text:list-item>
                <text:list-item>
                  <text:p text:style-name="P6">溫戰 是 灰犀牛。</text:p>
                </text:list-item>
                <text:list-item>
                  <text:p text:style-name="P6">溫戰的 明顯例子，滲透、假裝被滲透、誘導某一特定文明攻擊其他文明、贈送自滅科技。</text:p>
                  <text:list>
                    <text:list-item>
                      <text:p text:style-name="P6">德 太低，道 太高，文明 自滅。</text:p>
                      <text:list>
                        <text:list-item>
                          <text:p text:style-name="P6">明顯例子，彼得效應。</text:p>
                        </text:list-item>
                        <text:list-item>
                          <text:p text:style-name="P6">明顯例子，假定，有 某一特定個體 傳授 某一特定學生個體，爆破建築 的科技。</text:p>
                          <text:list>
                            <text:list-item>
                              <text:p text:style-name="P6">假定，該學生個體 不想 上學。</text:p>
                            </text:list-item>
                            <text:list-item>
                              <text:p text:style-name="P6">該學生個體的 德 越低。</text:p>
                              <text:list>
                                <text:list-item>
                                  <text:p text:style-name="P6">該學生個體 爆破 學校設施，機率 越高。</text:p>
                                </text:list-item>
                                <text:list-item>
                                  <text:p text:style-name="P8">該個體 有機率傳授 不完整的 設計、製造、使用 科技，給 該學生個體。</text:p>
                                </text:list-item>
                                <text:list-item>
                                  <text:p text:style-name="P8">該學生個體的 設計、製造、使用 過程，有機率 被騙、失誤、自滅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船外敵文明 有機率知道，該文明的 德 不夠高。</text:p>
                      <text:list>
                        <text:list-item>
                          <text:p text:style-name="P6">德 是 該文明（本身）、領導層、國民群 的 德。</text:p>
                        </text:list-item>
                        <text:list-item>
                          <text:p text:style-name="P6">該船外敵文明 有機率知道，該文明 取得 多高的 道，有機率 自滅、攻擊其他文明。</text:p>
                          <text:list>
                            <text:list-item>
                              <text:p text:style-name="P6">該船外敵文明 有機率 以 友善、親切、專業 的態度，傳授 該科技 給 該文明。</text:p>
                            </text:list-item>
                            <text:list-item>
                              <text:p text:style-name="P6">該船外敵文明 有機率 假裝被滲透，傳授 該科技 給 該文明。</text:p>
                              <text:list>
                                <text:list-item>
                                  <text:p text:style-name="P6">該文明 有機率無法 安全掌握 該科技。</text:p>
                                </text:list-item>
                                <text:list-item>
                                  <text:p text:style-name="P10">明顯例子，該船外敵文明 知道，核子武器 有 核輻射。</text:p>
                                  <text:list>
                                    <text:list-item>
                                      <text:p text:style-name="P10">該船外敵文明 只傳授 核子武器的 設計方法、製造方法、使用方法。</text:p>
                                    </text:list-item>
                                    <text:list-item>
                                      <text:p text:style-name="P10">該船外敵文明 不傳授 核子武器的 安全知識。</text:p>
                                    </text:list-item>
                                    <text:list-item>
                                      <text:p text:style-name="P10">對於 該船外敵文明 來說，該文明 越無知越好。</text:p>
                                    </text:list-item>
                                    <text:list-item>
                                      <text:p text:style-name="P10">該文明 有機率不知道，核子武器 有 核輻射。</text:p>
                                    </text:list-item>
                                    <text:list-item>
                                      <text:p text:style-name="P10">該文明 有機率使用 之後，該文明 才發現 核子武器 有 核輻射。</text:p>
                                    </text:list-item>
                                    <text:list-item>
                                      <text:p text:style-name="P10">該文明 有機率不知道，以前的文明 因為使用 核子武器，崩塌、自滅。</text:p>
                                      <text:list>
                                        <text:list-item>
                                          <text:p text:style-name="P11">明顯例子，文明斷鏈。</text:p>
                                        </text:list-item>
                                        <text:list-item>
                                          <text:p text:style-name="P11">明顯例子，該文明的考古學的 本能、傳承 不夠高。</text:p>
                                        </text:list-item>
                                        <text:list-item>
                                          <text:p text:style-name="P11">明顯例子，該文明 沒有 非監督式學習到 以前的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該文明 使用 該科技 之後，其他文明 也會積極取得 該科技。</text:p>
                              <text:list>
                                <text:list-item>
                                  <text:p text:style-name="P10">破窗效應。</text:p>
                                </text:list-item>
                                <text:list-item>
                                  <text:p text:style-name="P10">該其他文明 取得 該科技 之後。</text:p>
                                </text:list-item>
                                <text:list-item>
                                  <text:p text:style-name="P10">該文明、該其他文明 有機率 冷戰。</text:p>
                                </text:list-item>
                                <text:list-item>
                                  <text:p text:style-name="P10">該文明、該其他文明 有機率 互相毀滅。</text:p>
                                  <text:list>
                                    <text:list-item>
                                      <text:p text:style-name="P10">明顯例子，船外敵文明 分別，對 該文明、該其他文明 發送 誤訊息。</text:p>
                                      <text:list>
                                        <text:list-item>
                                          <text:p text:style-name="P12">誤訊息 是 該文明 接收到，該其他文明 使用 該科技 攻擊 的情報。</text:p>
                                          <text:list>
                                            <text:list-item>
                                              <text:p text:style-name="P13">實際上，該其他文明 沒有 攻擊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">誤訊息 是 該其他文明 接收到，該文明 使用 該科技 攻擊 的情報。</text:p>
                                          <text:list>
                                            <text:list-item>
                                              <text:p text:style-name="P13">實際上，該文明 沒有 攻擊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">該文明 有機率認定 該誤訊息 是 正確情報。</text:p>
                                          <text:list>
                                            <text:list-item>
                                              <text:p text:style-name="P13">該文明 有機率 使用 該科技，攻擊 該其他文明。</text:p>
                                            </text:list-item>
                                            <text:list-item>
                                              <text:p text:style-name="P14">該其他文明 遭受到攻擊 之後。</text:p>
                                            </text:list-item>
                                            <text:list-item>
                                              <text:p text:style-name="P14">該其他文明 有機率 使用 該科技，攻擊 該其他文明。</text:p>
                                            </text:list-item>
                                            <text:list-item>
                                              <text:p text:style-name="P14">該文明、該其他文明 有機率 互相毀滅、崩塌、自滅。</text:p>
                                            </text:list-item>
                                            <text:list-item>
                                              <text:p text:style-name="P15">該船外敵文明 有機率觀賞，該文明 攻擊 相同物種的該其他文明。</text:p>
                                            </text:list-item>
                                            <text:list-item>
                                              <text:p text:style-name="P15">該船外敵文明 有機率輕鬆 收割、奴役、養殖。</text:p>
                                            </text:list-item>
                                            <text:list-item>
                                              <text:p text:style-name="P15">該文明、該其他文明 越削弱，該船外敵文明的 操控 越輕鬆。</text:p>
                                            </text:list-item>
                                            <text:list-item>
                                              <text:p text:style-name="P16">該文明、該其他文明 對 該船敵文明 依賴性 越高，操控 越輕鬆。</text:p>
                                            </text:list-item>
                                            <text:list-item>
                                              <text:p text:style-name="P73">該文明、該其他文明 對 對方的信念 牴觸感 越高，操控 越輕鬆。</text:p>
                                            </text:list-item>
                                            <text:list-item>
                                              <text:p text:style-name="P74">明顯例子，代理人戰爭。</text:p>
                                            </text:list-item>
                                            <text:list-item>
                                              <text:p text:style-name="P75">明顯例子，國家、文明 被分成 東、西，相互 排他、牴觸、攻擊。</text:p>
                                            </text:list-item>
                                            <text:list-item>
                                              <text:p text:style-name="P75">明顯例子，國家、文明 被分成 南、北，相互 排他、牴觸、攻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船外敵文明的 領土 有機率是 分散式領土、去中心化領土、代理人領土。</text:p>
                  <text:list>
                    <text:list-item>
                      <text:p text:style-name="P76">明顯例子，日不落帝國、匈奴、東西德。</text:p>
                    </text:list-item>
                    <text:list-item>
                      <text:p text:style-name="P76">該船外敵文明 極端難以 根除。</text:p>
                    </text:list-item>
                    <text:list-item>
                      <text:p text:style-name="P76">該船外敵文明 佔有 潛伏匿蹤、背後有龐大領土、進入某一特定星體的選擇權 的優勢。</text:p>
                    </text:list-item>
                    <text:list-item>
                      <text:p text:style-name="P76">該船外敵文明 有機率削弱 某一特定星體的 主要文明，熟練、專業、輕鬆 進行 操控。</text:p>
                      <text:list>
                        <text:list-item>
                          <text:p text:style-name="P76">主要文明 是 握有 該星體 話語權、操控權、自滅權 的 文明。</text:p>
                        </text:list-item>
                        <text:list-item>
                          <text:p text:style-name="P77">主要文明 是 有機率握有 該星體 話語權、操控權、自滅權 的 文明。</text:p>
                          <text:list>
                            <text:list-item>
                              <text:p text:style-name="P78">明顯例子，該文明 沒有 自滅科技。</text:p>
                              <text:list>
                                <text:list-item>
                                  <text:p text:style-name="P78">該船外敵文明 傳授 自滅科技 給 該文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主要文明的 數量 是 零個（以上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Igitur qui desiderat pacem, praeparet bellum.</text:p>
              <text:list>
                <text:list-item>
                  <text:p text:style-name="P17">用 勢 備戰。</text:p>
                  <text:list>
                    <text:list-item>
                      <text:p text:style-name="P15">自然而然、理所當然 備戰。</text:p>
                    </text:list-item>
                    <text:list-item>
                      <text:p text:style-name="P15">無為，而無不為。</text:p>
                      <text:list>
                        <text:list-item>
                          <text:p text:style-name="P15">和平時期，無為，不需要 提升、昇華 特化型，不需要 浪費資源 為了備戰而備戰。</text:p>
                        </text:list-item>
                        <text:list-item>
                          <text:p text:style-name="P18">和平時期，無不為，需要 提升、昇華 通用型，自然而然、理所當然 備戰。</text:p>
                        </text:list-item>
                        <text:list-item>
                          <text:p text:style-name="P19">臨戰時期，無不為，通用型 特化成 特化型，提升、昇華 通用型、特化型。</text:p>
                        </text:list-item>
                        <text:list-item>
                          <text:p text:style-name="P19">戰爭時期，無不為，通用型 特化成 特化型，提升、昇華 通用型、特化型。</text:p>
                        </text:list-item>
                      </text:list>
                    </text:list-item>
                    <text:list-item>
                      <text:p text:style-name="P191">（接下來的內容 在 本文件的 <text:span text:style-name="T53">富國強兵</text:span>）</text:p>
                    </text:list-item>
                  </text:list>
                </text:list-item>
              </text:list>
            </text:list-item>
            <text:list-item>
              <text:p text:style-name="P20">方法。</text:p>
              <text:list>
                <text:list-item>
                  <text:p text:style-name="P20">富國強兵。</text:p>
                  <text:list>
                    <text:list-item>
                      <text:p text:style-name="P192">（接下來的內容 在 本文件的 <text:span text:style-name="T53">富國強兵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富國強兵</text:p>
          <text:list>
            <text:list-item>
              <text:p text:style-name="P21">國 是 &lt;_?3_&gt;個體。</text:p>
            </text:list-item>
            <text:list-item>
              <text:p text:style-name="P22">國 是 一體、群體、組織、國家、中心思想、所有&lt;?2&gt;個體、&lt;_?3_&gt;個體。</text:p>
            </text:list-item>
            <text:list-item>
              <text:p text:style-name="P193">富國 <text:span text:style-name="T1">自然</text:span> 強兵。</text:p>
              <text:list>
                <text:list-item>
                  <text:p text:style-name="P23">富國 自然而然 就會 強兵、強軍事。</text:p>
                </text:list-item>
              </text:list>
            </text:list-item>
            <text:list-item>
              <text:p text:style-name="P23">軍力 要 強盛，國力 必須 要 強盛。</text:p>
              <text:list>
                <text:list-item>
                  <text:p text:style-name="P23">國力 是 群體、文明、國家、組織 的 勞動力、專注力、本能、傳承。</text:p>
                </text:list-item>
              </text:list>
            </text:list-item>
            <text:list-item>
              <text:p text:style-name="P24">維持、動用 軍隊、軍力，勢必 消耗、磨耗、耗損、衰竭、透支 國家、國力。</text:p>
            </text:list-item>
            <text:list-item>
              <text:p text:style-name="P194">軍隊 <text:span text:style-name="T1">的 招募、維持、培養 極端</text:span> 消耗 <text:span text:style-name="T1">群體、文明 的</text:span> 資源<text:span text:style-name="T1">、勞動力、專注力</text:span>。</text:p>
            </text:list-item>
            <text:list-item>
              <text:p text:style-name="P25">要 富國強兵，群體、文明 在 和平時期 反而 不能 招募、維持、培養 軍隊。</text:p>
            </text:list-item>
            <text:list-item>
              <text:p text:style-name="P79">群體、文明、國家 要強盛，在 和平時期 勢必不能 招募、維持、培養 軍隊。</text:p>
            </text:list-item>
            <text:list-item>
              <text:p text:style-name="P196"><text:span text:style-name="T8">臨戰</text:span><text:span text:style-name="T4">時期</text:span><text:span text:style-name="T8">、戰爭時期，</text:span><text:span text:style-name="T4">群體、文明、國家</text:span><text:span text:style-name="T8"> 才需要 </text:span><text:span text:style-name="T4">招募、維持、培養</text:span><text:span text:style-name="T8"> 軍隊。</text:span></text:p>
              <text:list>
                <text:list-item>
                  <text:p text:style-name="P80">臨戰時期 是 明顯、有徵兆 要 進入 戰爭時期。</text:p>
                </text:list-item>
                <text:list-item>
                  <text:p text:style-name="P80">戰爭時期 有機率 突如其來 被侵略，但 不影響 招募、維持、培養 軍隊。</text:p>
                </text:list-item>
              </text:list>
            </text:list-item>
            <text:list-item>
              <text:p text:style-name="P197"><text:span text:style-name="T8">國民群 </text:span><text:span text:style-name="T4">全數</text:span><text:span text:style-name="T8"> 投入</text:span><text:span text:style-name="T4">、專注、沉浸 在</text:span><text:span text:style-name="T8"> 文明</text:span><text:span text:style-name="T4">、國家、科學、科技、工具</text:span><text:span text:style-name="T8"> 發展。</text:span></text:p>
            </text:list-item>
            <text:list-item>
              <text:p text:style-name="P197"><text:span text:style-name="T8">軍武 是 特化型</text:span><text:span text:style-name="T4">、客製化</text:span><text:span text:style-name="T8"> 工具。</text:span></text:p>
              <text:list>
                <text:list-item>
                  <text:p text:style-name="P26">工具 是 國民群 發展、優化、返祖化 物質文明、精神文明 的 副產品。</text:p>
                </text:list-item>
                <text:list-item>
                  <text:p text:style-name="P26">工具 是 國民群 發展 國家、科學、科學應用、科技、工具 的 副產品。</text:p>
                </text:list-item>
                <text:list-item>
                  <text:p text:style-name="P81">工具 是 國民群 發展 文化、商業、工業、農業、系統、思想 的 副產品。</text:p>
                </text:list-item>
                <text:list-item>
                  <text:p text:style-name="P203">工具 是 國民群 發展 本能、傳承 的 副產品。</text:p>
                </text:list-item>
              </text:list>
            </text:list-item>
            <text:list-item>
              <text:p text:style-name="P97">和平時期</text:p>
              <text:list>
                <text:list-item>
                  <text:p text:style-name="P168"><text:span text:style-name="T8">國民群 專注 在 </text:span><text:span text:style-name="T9">科學、科學應用、科技、文明、新知生活化 發展。</text:span></text:p>
                  <text:list>
                    <text:list-item>
                      <text:p text:style-name="P82">專注 是 資源、原物料、勞動力、專注力、個體數量 的 專注、投入。</text:p>
                    </text:list-item>
                    <text:list-item>
                      <text:p text:style-name="P83">專注 是 精力、生產力、思想力、創造力、系統力 的 專注、投入。</text:p>
                    </text:list-item>
                    <text:list-item>
                      <text:p text:style-name="P84">專注 是 民生、經濟、商業、農業、工業、體制、系統 的 專注、投入。</text:p>
                    </text:list-item>
                    <text:list-item>
                      <text:p text:style-name="P85">明顯例子，中國 的 秦國。</text:p>
                      <text:list>
                        <text:list-item>
                          <text:p text:style-name="P204">民敬兵，兵護民。</text:p>
                          <text:list>
                            <text:list-item>
                              <text:p text:style-name="P98">國民 尊敬、敬愛 兵。</text:p>
                            </text:list-item>
                            <text:list-item>
                              <text:p text:style-name="P99">兵 保護、護衛 國民、群體、文明、外在環境。</text:p>
                            </text:list-item>
                          </text:list>
                        </text:list-item>
                        <text:list-item>
                          <text:p text:style-name="P86">民 既是 兵，兵 亦是 民。</text:p>
                        </text:list-item>
                        <text:list-item>
                          <text:p text:style-name="P85">民 就是 兵，兵 就是 民。</text:p>
                        </text:list-item>
                        <text:list-item>
                          <text:p text:style-name="P85">和平時期 是 修生養息、國民耕田。</text:p>
                        </text:list-item>
                        <text:list-item>
                          <text:p text:style-name="P85">戰爭時期 是 出錢出力、國民參戰。</text:p>
                        </text:list-item>
                        <text:list-item>
                          <text:p text:style-name="P87">中國 的 秦國 的 外在環境 十分 貧困。</text:p>
                        </text:list-item>
                        <text:list-item>
                          <text:p text:style-name="P88">中國 的 秦國 能成功，更加先進 的 現代國家 有 更高 機率 成功。</text:p>
                        </text:list-item>
                      </text:list>
                    </text:list-item>
                  </text:list>
                </text:list-item>
                <text:list-item>
                  <text:p text:style-name="P89">國民群 專注 在 文化、商業、工業、農業、系統、思想、情報 發展。</text:p>
                </text:list-item>
                <text:list-item>
                  <text:p text:style-name="P90">國民群 為了 該發展 自然而然、自然態 創新、設計、製造 各式各樣 工具。</text:p>
                </text:list-item>
                <text:list-item>
                  <text:p text:style-name="P169"><text:span text:style-name="T9">各式各樣 工具群 造就 多樣性、返祖化性、魯棒性、反脆弱性</text:span><text:span text:style-name="T10">、繁殖性。</text:span></text:p>
                </text:list-item>
                <text:list-item>
                  <text:p text:style-name="P91">國民群 的 產出 使 國家 擁有 各式各樣 工具群 能夠 挑選、決策、使用。</text:p>
                  <text:list>
                    <text:list-item>
                      <text:p text:style-name="P91">不論 在 和平時期、臨戰時期、戰爭時期 都 很好用、很有用處。</text:p>
                    </text:list-item>
                  </text:list>
                </text:list-item>
                <text:list-item>
                  <text:p text:style-name="P97">工具 使 國民群 富強，使 國家 強盛。</text:p>
                </text:list-item>
                <text:list-item>
                  <text:p text:style-name="P97">在 發展 工具 的 期間，創新者、設計者、製造者、使用者 都會 一同成長。</text:p>
                  <text:list>
                    <text:list-item>
                      <text:p text:style-name="P100">該成長 是 非線性 螺旋上升。</text:p>
                    </text:list-item>
                    <text:list-item>
                      <text:p text:style-name="P100">隨著 累積、體驗、經驗、傳承 持續 加加速 上升。</text:p>
                    </text:list-item>
                  </text:list>
                </text:list-item>
                <text:list-item>
                  <text:p text:style-name="P100">富強 的 國民群 發展 工具，強盛 的 國家 發展 工具。</text:p>
                </text:list-item>
                <text:list-item>
                  <text:p text:style-name="P101">貧弱 的 國民群 使用 工具，弱衰 的 國家 使用 工具。</text:p>
                </text:list-item>
                <text:list-item>
                  <text:p text:style-name="P102">貧弱 的 國民群 忙著 填補肚子，弱衰 的 國家 忙著 填補財政。</text:p>
                </text:list-item>
                <text:list-item>
                  <text:p text:style-name="P202"><text:span text:style-name="T8">和平</text:span><text:span text:style-name="T4">時期</text:span><text:span text:style-name="T8">，</text:span><text:span text:style-name="T4">沒有必要、</text:span><text:span text:style-name="T8">不需要 浪費 資源 </text:span><text:span text:style-name="T4">額外、特化</text:span><text:span text:style-name="T8"> 研發軍武、維持軍隊。</text:span></text:p>
                </text:list-item>
                <text:list-item>
                  <text:p text:style-name="P108">國民 在 日常生活 就是 在 訓練、軍演、實戰。</text:p>
                  <text:list>
                    <text:list-item>
                      <text:p text:style-name="P108">極端 有益於 國家 財庫、全面性發展、整體性發展、多樣性發展。</text:p>
                    </text:list-item>
                    <text:list-item>
                      <text:p text:style-name="P108">軍隊 軍演、實練、實戰 只會 耗損 資源、錢財、個體數量、生產力。</text:p>
                    </text:list-item>
                    <text:list-item>
                      <text:p text:style-name="P108">兵 是 特化型 國民，持續 吃掉 大量 資源，保護 沒有敵人 的 國民。</text:p>
                      <text:list>
                        <text:list-item>
                          <text:p text:style-name="P108">光是 維持、慰留、挽留、保存 兵 就要 <text:s/>吃掉 大量 資源。</text:p>
                        </text:list-item>
                        <text:list-item>
                          <text:p text:style-name="P108">和平時期 的 招募、維持、使用、訓練 要吃 更大量的資源。</text:p>
                        </text:list-item>
                        <text:list-item>
                          <text:p text:style-name="P109">和平時期 的 後勤、訓練、軍演、實戰、慰問金 要吃 更龐大的資源。</text:p>
                        </text:list-item>
                        <text:list-item>
                          <text:p text:style-name="P205"><text:span text:style-name="T1">對於 國力 來說，</text:span>和平時期 的 兵 <text:span text:style-name="T1">是</text:span> 期望值 -<text:span text:style-name="T44">∞</text:span><text:span text:style-name="T45"> </text:span><text:span text:style-name="T5">的 存在</text:span><text:span text:style-name="T45">。</text:span></text:p>
                        </text:list-item>
                        <text:list-item>
                          <text:p text:style-name="P185">不如 兵 轉換成 國民。</text:p>
                          <text:list>
                            <text:list-item>
                              <text:p text:style-name="P185">如有 必要，國民（不分性別）定期 召回 訓練、維持特化性。</text:p>
                              <text:list>
                                <text:list-item>
                                  <text:p text:style-name="P110"><text:span text:style-name="T45">通常 沒有 必要。</text:span><text:span text:style-name="T41">（擾民；妨礙 群體、國家 發展）</text:span></text:p>
                                </text:list-item>
                              </text:list>
                            </text:list-item>
                            <text:list-item>
                              <text:p text:style-name="P206"><text:span text:style-name="T45">國民 </text:span><text:span text:style-name="T5">在 群體</text:span><text:span text:style-name="T45"> 的 日常生活</text:span><text:span text:style-name="T5">、工作</text:span><text:span text:style-name="T45"> 就是</text:span><text:span text:style-name="T5">在 </text:span><text:span text:style-name="T6">訓練、軍演、</text:span><text:span text:style-name="T49">實戰。</text:span></text:p>
                              <text:list>
                                <text:list-item>
                                  <text:p text:style-name="P154">明顯例子，二戰 的 密碼破譯神手 在 和平時期 是 數學家。</text:p>
                                </text:list-item>
                                <text:list-item>
                                  <text:p text:style-name="P155">明顯例子，二戰 的 神級狙擊手 在 和平時期 是 獵人。</text:p>
                                  <text:list>
                                    <text:list-item>
                                      <text:p text:style-name="P155">在 科技更高、工具輔助系統更多 的 現代 更不用說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5">有些 職業 必須 有 一定比例 的 軍事專業 的 個體數量。</text:p>
                              <text:list>
                                <text:list-item>
                                  <text:p text:style-name="P155">明顯例子，和平時期 駕駛 民航機，戰爭時期 駕駛 戰鬥機。</text:p>
                                  <text:list>
                                    <text:list-item>
                                      <text:p text:style-name="P186"><text:span text:style-name="T47">至少要有 </text:span><text:span text:style-name="T27">x% 的 民航機駕駛 擁有、保持 戰鬥機執照。</text:span></text:p>
                                      <text:list>
                                        <text:list-item>
                                          <text:p text:style-name="P186"><text:span text:style-name="T27">明顯例子，</text:span><text:span text:style-name="T31">x% 是 1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">戰鬥機執照 的 取得 必須 通過 特化、精通戰鬥機駕駛。</text:p>
                                    </text:list-item>
                                    <text:list-item>
                                      <text:p text:style-name="P63">戰鬥機執照 是 自願制、誘導制、福利制、非強迫制。</text:p>
                                    </text:list-item>
                                    <text:list-item>
                                      <text:p text:style-name="P64">國家 提撥經費 發放年終 給 擁有戰鬥機執照 的 駕駛。</text:p>
                                      <text:list>
                                        <text:list-item>
                                          <text:p text:style-name="P65">誘導 國民群 主動、自願、自發性 取得 戰鬥機執照。</text:p>
                                        </text:list-item>
                                        <text:list-item>
                                          <text:p text:style-name="P65">經費有限，名額有限，超過名額 不發年終。</text:p>
                                        </text:list-item>
                                        <text:list-item>
                                          <text:p text:style-name="P65">經費 發放 對象 有限制 年齡範圍。</text:p>
                                        </text:list-item>
                                        <text:list-item>
                                          <text:p text:style-name="P187"><text:span text:style-name="T27">明顯例子，</text:span><text:span text:style-name="T32">年終</text:span><text:span text:style-name="T27"> 只給 </text:span><text:span text:style-name="T28">2</text:span><text:span text:style-name="T29">0</text:span><text:span text:style-name="T28"> ~ 30 歲 的 國民。</text:span></text:p>
                                          <text:list>
                                            <text:list-item>
                                              <text:p text:style-name="P187"><text:span text:style-name="T28">名額 只計算</text:span><text:span text:style-name="T30"> 20 ~ 30 歲 的 國民 個體數量。</text:span></text:p>
                                            </text:list-item>
                                            <text:list-item>
                                              <text:p text:style-name="P66">名額補滿，群體 停止 下一個 梯次的報名活動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7">年終 和 飛行里程數 有 相關性。</text:p>
                                          <text:list>
                                            <text:list-item>
                                              <text:p text:style-name="P67">年終 有上限。</text:p>
                                            </text:list-item>
                                            <text:list-item>
                                              <text:p text:style-name="P67">群體、國家 的 軍保 沒有納入 民航機 的 事故。</text:p>
                                            </text:list-item>
                                            <text:list-item>
                                              <text:p text:style-name="P67">民航機 的 事故 是 領 勞保、公司賠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7">擁有執照，但不是飛機駕駛 的國民，年終 逐年降低。</text:p>
                                          <text:list>
                                            <text:list-item>
                                              <text:p text:style-name="P67">直到 年終 為零。</text:p>
                                            </text:list-item>
                                            <text:list-item>
                                              <text:p text:style-name="P68">直到 該國民 任職 飛機駕駛 才會 重新發放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">年終 遠遠 低於（特化的）戰鬥機駕駛 的 整年薪水。</text:p>
                                          <text:list>
                                            <text:list-item>
                                              <text:p text:style-name="P68">對於 群體、國家、組織 來說，金庫 節流。</text:p>
                                            </text:list-item>
                                            <text:list-item>
                                              <text:p text:style-name="P68">飛機駕駛 的 平日訓練 轉嫁給 產業、公司。</text:p>
                                            </text:list-item>
                                            <text:list-item>
                                              <text:p text:style-name="P68">產業、公司 也能 獲得 極高專業性 的 駕駛。</text:p>
                                            </text:list-item>
                                            <text:list-item>
                                              <text:p text:style-name="P69">群體、國家、組織、產業、公司 雙贏。</text:p>
                                            </text:list-item>
                                            <text:list-item>
                                              <text:p text:style-name="P70">直到 戰爭 再也不需要 高專業技術。</text:p>
                                            </text:list-item>
                                            <text:list-item>
                                              <text:p text:style-name="P70">意即 日常生活 的 技術 足以 威攝 其他群體。</text:p>
                                            </text:list-item>
                                            <text:list-item>
                                              <text:p text:style-name="P70">意即 勢；文明勢、科學勢、科技勢、思想勢。</text:p>
                                            </text:list-item>
                                            <text:list-item>
                                              <text:p text:style-name="P71">明顯例子，鴉片戰爭，科技勢 直接 輾壓。</text:p>
                                            </text:list-item>
                                            <text:list-item>
                                              <text:p text:style-name="P72">科技勢 是 兩個群體 之間 的 科學特化 的 差值。</text:p>
                                            </text:list-item>
                                            <text:list-item>
                                              <text:p text:style-name="P164">訓練、維持、使用 軍隊 勞民傷財，能免則免。</text:p>
                                            </text:list-item>
                                            <text:list-item>
                                              <text:p text:style-name="P164">訓練、維持、使用 軍隊 削弱國力，能免則免。</text:p>
                                            </text:list-item>
                                            <text:list-item>
                                              <text:p text:style-name="P164">訓練、維持、使用 軍隊 減緩文明，能免則免。</text:p>
                                            </text:list-item>
                                            <text:list-item>
                                              <text:p text:style-name="P207"><text:span text:style-name="T7">實際上，</text:span><text:span text:style-name="T51">不存在 </text:span><text:span text:style-name="T7">所謂的 兩個 </text:span><text:span text:style-name="T51">相互殲滅 的 群體。</text:span></text:p>
                                            </text:list-item>
                                            <text:list-item>
                                              <text:p text:style-name="P183"><text:span text:style-name="T30">每一個個體 都是 &lt;_?</text:span><text:span text:style-name="T33">3_&gt;個體 的 內在物質</text:span><text:span text:style-name="T50">。</text:span></text:p>
                                            </text:list-item>
                                            <text:list-item>
                                              <text:p text:style-name="P165">只有 病菌 才會 跟 抗體 相互殲滅。</text:p>
                                            </text:list-item>
                                            <text:list-item>
                                              <text:p text:style-name="P166">只有 病菌文明 才會 跟 抗體文明 相互殲滅。</text:p>
                                            </text:list-item>
                                            <text:list-item>
                                              <text:p text:style-name="P166">只有 癌細胞 才會 跟 正常細胞 相互殲滅。</text:p>
                                            </text:list-item>
                                            <text:list-item>
                                              <text:p text:style-name="P166">只有 癌文明 才會 跟 正常文明 相互殲滅。</text:p>
                                            </text:list-item>
                                            <text:list-item>
                                              <text:p text:style-name="P184"><text:span text:style-name="T30">&lt;_?</text:span><text:span text:style-name="T33">3_&gt;個體 不需要 癌文明 的 存在</text:span><text:span text:style-name="T50">。</text:span></text:p>
                                            </text:list-item>
                                            <text:list-item>
                                              <text:p text:style-name="P167">尤其是 惡性癌文明 的 存在 必須 殲滅、滅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5">創新、設計、製造、使用、改裝、改造、昇華 工具。</text:p>
                            </text:list-item>
                            <text:list-item>
                              <text:p text:style-name="P155">該工具 幫助 文明、群體、個體、國庫、產業 同時 向上發展。</text:p>
                            </text:list-item>
                            <text:list-item>
                              <text:p text:style-name="P155">每天都在 碰 泛用型工具，又不用做雜事，熟練度 上升 更快。</text:p>
                            </text:list-item>
                            <text:list-item>
                              <text:p text:style-name="P155">當 臨戰時期、戰爭時期 到來，再 用 特化型工具 是 輕鬆自如。</text:p>
                              <text:list>
                                <text:list-item>
                                  <text:p text:style-name="P156">用 是 特化、創新、設計、製造、使用、改裝、改造、昇華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7">臨戰時期、戰爭時期 對 國民群 實施 軍令、（群體）強制令。</text:p>
                          <text:list>
                            <text:list-item>
                              <text:p text:style-name="P157">臨戰時期、戰爭時期 的 群體、組織 對 國民 要求 紀律、服從。</text:p>
                            </text:list-item>
                            <text:list-item>
                              <text:p text:style-name="P158">初次 不服從 的 國民 口頭警告。</text:p>
                            </text:list-item>
                            <text:list-item>
                              <text:p text:style-name="P159">二次 不服從 的 國民 抓出 最前面 三位 直接 執行 監禁。</text:p>
                            </text:list-item>
                            <text:list-item>
                              <text:p text:style-name="P160">再三 不服從 的 國民 抓出 最前面 三位 直接 執行 死刑。</text:p>
                            </text:list-item>
                            <text:list-item>
                              <text:p text:style-name="P160">再三以上 不服從 的 國民 抓出 最前面 三位以上 直接 死刑。</text:p>
                            </text:list-item>
                            <text:list-item>
                              <text:p text:style-name="P160">每次 都要 有 明確、極端明顯 間隔。</text:p>
                              <text:list>
                                <text:list-item>
                                  <text:p text:style-name="P161">絕不 連續、無縫隙 執行 口頭警告、監禁、死刑。</text:p>
                                </text:list-item>
                                <text:list-item>
                                  <text:p text:style-name="P162">否則 極端輕易 民心潰散、軍心潰散、上下異心、群體分裂。</text:p>
                                </text:list-item>
                                <text:list-item>
                                  <text:p text:style-name="P163">否則 極端輕易 爆發 摩擦、抗爭、民變、軍變、內憂外患。</text:p>
                                </text:list-item>
                              </text:list>
                            </text:list-item>
                            <text:list-item>
                              <text:p text:style-name="P156">明顯例子，孫子 對 後宮操演 的 軍令如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戰爭時期</text:p>
              <text:list>
                <text:list-item>
                  <text:p text:style-name="P102">工具 特化成 軍武。</text:p>
                  <text:list>
                    <text:list-item>
                      <text:p text:style-name="P103">明顯例子，宇宙探索 發展 火箭 科學。</text:p>
                    </text:list-item>
                    <text:list-item>
                      <text:p text:style-name="P104">明顯例子，使用 火箭（工具）發射 氣象衛星（工具）。</text:p>
                    </text:list-item>
                    <text:list-item>
                      <text:p text:style-name="P105">明顯例子，氣象衛星（工具）變成 間諜衛星（軍武）。</text:p>
                    </text:list-item>
                    <text:list-item>
                      <text:p text:style-name="P106">明顯例子，隱形材料 搭配 衛星 變成 隱形間諜衛星。</text:p>
                    </text:list-item>
                    <text:list-item>
                      <text:p text:style-name="P170"><text:span text:style-name="T8">明顯例子，放大鏡 搭配 隱形間諜衛星 變成 隱形殺手間諜衛星</text:span><text:span text:style-name="T12">。</text:span></text:p>
                    </text:list-item>
                  </text:list>
                </text:list-item>
                <text:list-item>
                  <text:p text:style-name="P107">國民群 的 創新、設計、製造、使用 越熟練，特化 效率、成功率 越高。</text:p>
                </text:list-item>
              </text:list>
            </text:list-item>
            <text:list-item>
              <text:p text:style-name="P107">養兵千日，用在一時。</text:p>
              <text:list>
                <text:list-item>
                  <text:p text:style-name="P107">多年積蓄，毀於一旦。</text:p>
                </text:list-item>
                <text:list-item>
                  <text:p text:style-name="P92">軍隊 是 用來 保護 個體、群體、文明 的 存在。</text:p>
                </text:list-item>
                <text:list-item>
                  <text:p text:style-name="P27">在 和平時期 招募、維持、培養 軍隊 是 極端 愚蠢 的 決策、作為。</text:p>
                  <text:list>
                    <text:list-item>
                      <text:p text:style-name="P27">個體群 用來 強國 的 期望值 更高。</text:p>
                    </text:list-item>
                    <text:list-item>
                      <text:p text:style-name="P198"><text:span text:style-name="T14">富國 是 通用型</text:span><text:span text:style-name="T2"> 的 勢</text:span><text:span text:style-name="T14">，富國</text:span><text:span text:style-name="T2">則</text:span><text:span text:style-name="T14">強兵，一富 百勢 強。</text:span></text:p>
                      <text:list>
                        <text:list-item>
                          <text:p text:style-name="P28">富國 強化 國民群 對 該群體 的 認同感、向心力、一體感。</text:p>
                          <text:list>
                            <text:list-item>
                              <text:p text:style-name="P28">國家 富足 的 同時，國民 也要 跟著 富足。</text:p>
                            </text:list-item>
                            <text:list-item>
                              <text:p text:style-name="P29">國家 富足 的 同時，國民 不能 維持貧困、更加貧困。</text:p>
                            </text:list-item>
                            <text:list-item>
                              <text:p text:style-name="P28">否則 強烈 的 相對剝離感 會 侵蝕、摧毀 國民 的 認同感。</text:p>
                            </text:list-item>
                            <text:list-item>
                              <text:p text:style-name="P28">國民 嚐到 甜味，就會 努力 為了 國家 施肥、耕耘、種甜菜。</text:p>
                            </text:list-item>
                            <text:list-item>
                              <text:p text:style-name="P30">國家 被 施肥、耕耘、種植、輪耕，就會 生長出 甜美 的 甜菜。</text:p>
                            </text:list-item>
                            <text:list-item>
                              <text:p text:style-name="P31">只吃甜菜會膩，因此 國民 種植、養殖、產出 各種 產物、產業。</text:p>
                            </text:list-item>
                            <text:list-item>
                              <text:p text:style-name="P199"><text:span text:style-name="T14">國家 富足，國民 </text:span><text:span text:style-name="T2">跟著</text:span><text:span text:style-name="T14"> 富足。</text:span></text:p>
                            </text:list-item>
                            <text:list-item>
                              <text:p text:style-name="P199"><text:span text:style-name="T14">國民 富足，國家 </text:span><text:span text:style-name="T2">更加</text:span><text:span text:style-name="T14"> 富足。</text:span><text:span text:style-name="T37">（不斷 向上螺旋）</text:span></text:p>
                            </text:list-item>
                            <text:list-item>
                              <text:p text:style-name="P171"><text:span text:style-name="T14">國家 貧困，國民 跟著 貧困。</text:span><text:span text:style-name="T37">（難以發展、國民外逃）</text:span></text:p>
                            </text:list-item>
                            <text:list-item>
                              <text:p text:style-name="P171"><text:span text:style-name="T14">國民 貧困，國家 更加 貧困。</text:span><text:span text:style-name="T37">（財政赤字、年年舉債）</text:span></text:p>
                            </text:list-item>
                            <text:list-item>
                              <text:p text:style-name="P93">富者恆富，貧者恆貧。</text:p>
                            </text:list-item>
                            <text:list-item>
                              <text:p text:style-name="P93">富者越富，貧者越貧。</text:p>
                            </text:list-item>
                            <text:list-item>
                              <text:p text:style-name="P94">國家、國民 必須 改革、變化、擺脫慣性 才能 脫離 貧困。</text:p>
                            </text:list-item>
                          </text:list>
                        </text:list-item>
                        <text:list-item>
                          <text:p text:style-name="P32">認同感 讓 國民群 自然而然、自然態 的 為了 群體 盡心盡力。</text:p>
                        </text:list-item>
                        <text:list-item>
                          <text:p text:style-name="P33">使 國家 更加 富足。</text:p>
                        </text:list-item>
                        <text:list-item>
                          <text:p text:style-name="P34">國家 蘊含 國民群。</text:p>
                        </text:list-item>
                        <text:list-item>
                          <text:p text:style-name="P34">國民群 生存、生活、沉浸 在 國家 裡面。</text:p>
                        </text:list-item>
                        <text:list-item>
                          <text:p text:style-name="P34">國民群 投注、注入 大量 心血、精力 在 發展 國家。</text:p>
                        </text:list-item>
                        <text:list-item>
                          <text:p text:style-name="P35">任何 想要 摧毀（國民群的）結晶 的 群體，國民群 必定 抗衡。</text:p>
                        </text:list-item>
                      </text:list>
                    </text:list-item>
                    <text:list-item>
                      <text:p text:style-name="P200"><text:span text:style-name="T14">強兵 是 特化型 </text:span><text:span text:style-name="T2">的 勢</text:span><text:span text:style-name="T14">，強兵</text:span><text:span text:style-name="T2">則</text:span><text:span text:style-name="T14">貧國，一強 百勢 弱。</text:span></text:p>
                    </text:list-item>
                  </text:list>
                </text:list-item>
                <text:list-item>
                  <text:p text:style-name="P36">和平時期 的 軍隊 沒有 敵人。</text:p>
                  <text:list>
                    <text:list-item>
                      <text:p text:style-name="P172"><text:span text:style-name="T14">軍隊 沒有 敵人，</text:span><text:span text:style-name="T8">個體、群體、文明 不需要 軍隊 保護。</text:span></text:p>
                    </text:list-item>
                  </text:list>
                </text:list-item>
                <text:list-item>
                  <text:p text:style-name="P27">不被 敵群體 攻打、侵略，需要 勢，而不是 軍事武器。</text:p>
                  <text:list>
                    <text:list-item>
                      <text:p text:style-name="P37">勢（和平時期）造就 敵群體 不敢 侵略 的 威攝力、威嚇力。</text:p>
                    </text:list-item>
                    <text:list-item>
                      <text:p text:style-name="P38">勢（戰爭時期）造就 敵群體 侵略 是 以卵擊石、被輕易殲滅。</text:p>
                    </text:list-item>
                    <text:list-item>
                      <text:p text:style-name="P173"><text:span text:style-name="T14">國民群 </text:span><text:span text:style-name="T11">創新、設計、製造、使用 的 工具 就是 在 提升、優化 勢。</text:span></text:p>
                    </text:list-item>
                    <text:list-item>
                      <text:p text:style-name="P27">軍事武器 是 能量武器、儲量武器。</text:p>
                    </text:list-item>
                    <text:list-item>
                      <text:p text:style-name="P39">軍事武器 的 明顯例子 是 個體數量。</text:p>
                    </text:list-item>
                  </text:list>
                </text:list-item>
              </text:list>
            </text:list-item>
            <text:list-item>
              <text:p text:style-name="P174"><text:span text:style-name="T14">改革 不是、不能 </text:span><text:span text:style-name="T15">一夕完成、</text:span><text:span text:style-name="T14">一夕能成、朝夕令改。</text:span></text:p>
              <text:list>
                <text:list-item>
                  <text:p text:style-name="P39">有必要 的 情況，可以 下猛藥，但是 不能 突然、一次 下 太多 猛藥。</text:p>
                </text:list-item>
                <text:list-item>
                  <text:p text:style-name="P195">改革 必須 循序漸進。</text:p>
                </text:list-item>
                <text:list-item>
                  <text:p text:style-name="P39">在 做出 改革 行動 之前，必須 先算、預測 後遺症、後續症狀、配套措施。</text:p>
                </text:list-item>
                <text:list-item>
                  <text:p text:style-name="P40">規劃 改革 藍圖，再 按造計畫 執行，並 調控 實際、預測 之間 的 誤差。</text:p>
                </text:list-item>
                <text:list-item>
                  <text:p text:style-name="P41">改革 產生 改變，改變 產生 變化，變化 有 好變化、壞變化。</text:p>
                  <text:list>
                    <text:list-item>
                      <text:p text:style-name="P42">對於 國家 來說，有益 的 變化 是 好變化。</text:p>
                    </text:list-item>
                    <text:list-item>
                      <text:p text:style-name="P42">對於 國家 來說，有害 的 變化 是 壞變化。</text:p>
                      <text:list>
                        <text:list-item>
                          <text:p text:style-name="P42">實際上，每一個 變化 都有 益處、害處。</text:p>
                        </text:list-item>
                        <text:list-item>
                          <text:p text:style-name="P175"><text:span text:style-name="T14">全部都是 益處 的 改革、變化 極端罕見。</text:span><text:span text:style-name="T37">（明君、良民 難求）</text:span></text:p>
                        </text:list-item>
                        <text:list-item>
                          <text:p text:style-name="P176"><text:span text:style-name="T14">全部都是 害處 的 改革、變化 輕易可見。</text:span><text:span text:style-name="T37">（昏君、惡民 易得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9">兵（已經存在 的 軍隊 的 個體）還原成 國民 必須 循序漸進。</text:p>
                  <text:list>
                    <text:list-item>
                      <text:p text:style-name="P43">兵 是 和平時期 早已存在 的 兵。</text:p>
                    </text:list-item>
                    <text:list-item>
                      <text:p text:style-name="P44">兵 不是 臨戰時期、戰爭時期 從 國民群 臨時徵召 的 兵。</text:p>
                    </text:list-item>
                    <text:list-item>
                      <text:p text:style-name="P177"><text:span text:style-name="T14">國民 是 能</text:span><text:span text:style-name="T8">（合法、不違</text:span><text:span text:style-name="T14">法）自由 存在、生存、生活 的 國民。</text:span></text:p>
                    </text:list-item>
                    <text:list-item>
                      <text:p text:style-name="P39">國民 是 能 自由 選擇、決定 職涯、行業、職業、職位 的 國民。</text:p>
                    </text:list-item>
                    <text:list-item>
                      <text:p text:style-name="P45">兵（群）絕不能 一次、瞬間、全數、大量 還原成 國民（群）。</text:p>
                      <text:list>
                        <text:list-item>
                          <text:p text:style-name="P39">否則 會產生 劇烈 放熱反應、爆炸現象。</text:p>
                        </text:list-item>
                        <text:list-item>
                          <text:p text:style-name="P46">輕者 不滿、浮動、浮躁、暴動。</text:p>
                        </text:list-item>
                        <text:list-item>
                          <text:p text:style-name="P46">重者 分裂國家、軍變、內戰、軍政府。</text:p>
                          <text:list>
                            <text:list-item>
                              <text:p text:style-name="P46">分裂國家 分為 兵群發動、國民群發動、先後發動、同時發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個體 適應 新環境 需要 時間，尤其是 沒有 前例 的 還原實驗。</text:p>
                    </text:list-item>
                    <text:list-item>
                      <text:p text:style-name="P47">即便 已經 打通 還原反應 實驗，躁進、輕忽、下猛藥 是 大忌。</text:p>
                      <text:list>
                        <text:list-item>
                          <text:p text:style-name="P47">打通 是 從頭到尾 做完 實驗。</text:p>
                        </text:list-item>
                        <text:list-item>
                          <text:p text:style-name="P48">打通 是 走完 完整 的 實驗流程。</text:p>
                        </text:list-item>
                        <text:list-item>
                          <text:p text:style-name="P49">打通 是 走完 正常情況 的 實驗流程。</text:p>
                        </text:list-item>
                      </text:list>
                    </text:list-item>
                  </text:list>
                </text:list-item>
                <text:list-item>
                  <text:p text:style-name="P39">明顯例子 是 中國 的 新朝、王莽。</text:p>
                </text:list-item>
              </text:list>
            </text:list-item>
            <text:list-item>
              <text:p text:style-name="P95">臨戰時期、戰爭時期。</text:p>
              <text:list>
                <text:list-item>
                  <text:p text:style-name="P178"><text:span text:style-name="T14">國家 </text:span><text:span text:style-name="T16">的</text:span><text:span text:style-name="T14"> 交通、秩序、穩定民心力 必須具備 快捷、強韌性、反脆弱性。</text:span></text:p>
                </text:list-item>
                <text:list-item>
                  <text:p text:style-name="P50">國民群 必須具備 一體性、向心力、號召力、動員力、特化力、發展力。</text:p>
                  <text:list>
                    <text:list-item>
                      <text:p text:style-name="P50">特化力 是 民 轉 兵 的 快速 適應力、應變力。</text:p>
                    </text:list-item>
                    <text:list-item>
                      <text:p text:style-name="P50">特化力 是 工具 轉 軍武 的 快速 特化力、改造力、優化力。</text:p>
                    </text:list-item>
                  </text:list>
                </text:list-item>
              </text:list>
            </text:list-item>
            <text:list-item>
              <text:p text:style-name="P96">不論 和平時期、臨戰時期、戰爭時期，必須 實時 觀察、觀測 群體群 的動向。</text:p>
              <text:list>
                <text:list-item>
                  <text:p text:style-name="P51">備而不戰。</text:p>
                </text:list-item>
                <text:list-item>
                  <text:p text:style-name="P57">對於 &lt;_?3_&gt;個體 來說。</text:p>
                  <text:list>
                    <text:list-item>
                      <text:p text:style-name="P201"><text:span text:style-name="T3">會</text:span><text:span text:style-name="T17">任性發動</text:span><text:span text:style-name="T3">不必要的</text:span><text:span text:style-name="T17">內戰 的 &lt;?2&gt; </text:span><text:span text:style-name="T3">個體、群體、</text:span><text:span text:style-name="T17">文明 沒有 存在的必要。</text:span></text:p>
                    </text:list-item>
                    <text:list-item>
                      <text:p text:style-name="P58">會 發動 信念戰爭 的 &lt;?2&gt; 個體、群體、文明 沒有 存在的必要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<text:bookmark-start text:name="從軍 與 性別"/>從軍 與 性別<text:bookmark-end text:name="從軍 與 性別"/></text:p>
          <text:list>
            <text:list-item>
              <text:p text:style-name="P52">在 和平時期 招募、維持、培養 軍隊 是 極端 愚蠢 的 決策、作為。</text:p>
            </text:list-item>
            <text:list-item>
              <text:p text:style-name="P53">透過 反軍事 達到 軍事 目的。</text:p>
            </text:list-item>
            <text:list-item>
              <text:p text:style-name="P54">不論 和平時期、臨戰時期、戰爭時期，必須 實時 觀察、觀測 群體群 的動向。</text:p>
            </text:list-item>
            <text:list-item>
              <text:p text:style-name="P55">假定，某一特定群體 要 招募、維持、培養 軍隊。</text:p>
            </text:list-item>
            <text:list-item>
              <text:p text:style-name="P179"><text:span text:style-name="T18">軍隊</text:span><text:span text:style-name="T8"> 沒有 性別 之分。</text:span></text:p>
              <text:list>
                <text:list-item>
                  <text:p text:style-name="P111">性別 是 肉質層的 顯性特徵。</text:p>
                  <text:list>
                    <text:list-item>
                      <text:p text:style-name="P111">性別 沒有 任何意義。</text:p>
                    </text:list-item>
                    <text:list-item>
                      <text:p text:style-name="P111">尤其是 不需要 浪費 體力、精力、勞動力 懷孕，就能 繁衍子代的 個體、物種、文明。</text:p>
                      <text:list>
                        <text:list-item>
                          <text:p text:style-name="P111">只要 該個體、該物種、該文明 的 本能、傳承 夠高，就能 做到。</text:p>
                        </text:list-item>
                      </text:list>
                    </text:list-item>
                    <text:list-item>
                      <text:p text:style-name="P112">對於 該個體、該物種、該文明 來說，性別 沒有 任何意義。</text:p>
                    </text:list-item>
                    <text:list-item>
                      <text:p text:style-name="P112">對於 該個體、該物種、該文明 來說，性 沒有 任何意義。</text:p>
                    </text:list-item>
                    <text:list-item>
                      <text:p text:style-name="P112">對於 該個體、該物種、該文明 來說，慾望 沒有 任何意義。</text:p>
                    </text:list-item>
                    <text:list-item>
                      <text:p text:style-name="P112">對於 該個體、該物種、該文明 來說，沒有任何意義的 慾望 只會 阻礙 文明發展。</text:p>
                    </text:list-item>
                  </text:list>
                </text:list-item>
                <text:list-item>
                  <text:p text:style-name="P111">任何 不想、拒絕、逃避 從軍的 性別，都是在 找藉口。</text:p>
                  <text:list>
                    <text:list-item>
                      <text:p text:style-name="P111">明顯例子，某一特定性別 推託，其他性別 有 強壯的體格、聰慧的頭腦、特殊的能力。</text:p>
                      <text:list>
                        <text:list-item>
                          <text:p text:style-name="P111">原因很明顯，該性別的 個體 不想要 從軍。</text:p>
                        </text:list-item>
                        <text:list-item>
                          <text:p text:style-name="P111">原因很明顯，該性別的 個體 只想要 在 安全地帶、安全屋、地下堡壘，躲過 災難。</text:p>
                        </text:list-item>
                        <text:list-item>
                          <text:p text:style-name="P113">原因很明顯，該性別的 個體 只想要 其他性別的 個體，為 該性別的個體 犧牲。</text:p>
                        </text:list-item>
                      </text:list>
                    </text:list-item>
                    <text:list-item>
                      <text:p text:style-name="P113">藉口 的 明顯例子，體力、智力、能力。</text:p>
                      <text:list>
                        <text:list-item>
                          <text:p text:style-name="P113">支持 該藉口的 個體，只用 性別 做 劃分。</text:p>
                          <text:list>
                            <text:list-item>
                              <text:p text:style-name="P114">只用 性別 這個顯性特徵 做 劃分。</text:p>
                            </text:list-item>
                            <text:list-item>
                              <text:p text:style-name="P115">原因很明顯，從軍 判定，依靠 個體的先天特徵 做 劃分，無腦、快速 分類。</text:p>
                            </text:list-item>
                            <text:list-item>
                              <text:p text:style-name="P115">原因很明顯，從軍 判定，依靠 個體的後天特徵 做 劃分，相對不易 無腦 分類。</text:p>
                            </text:list-item>
                          </text:list>
                        </text:list-item>
                        <text:list-item>
                          <text:p text:style-name="P116">支持 該藉口的 個體，不用 指標、科學依據、客觀數據 做 劃分。</text:p>
                          <text:list>
                            <text:list-item>
                              <text:p text:style-name="P113">不用 是 拒絕使用。</text:p>
                            </text:list-item>
                            <text:list-item>
                              <text:p text:style-name="P188"><text:span text:style-name="T48">客觀數據 的 明顯例子，週期性統計 </text:span><text:span text:style-name="T34">BMI、血糖、體脂肪、精神狀態、輝光狀態。</text:span></text:p>
                            </text:list-item>
                            <text:list-item>
                              <text:p text:style-name="P188"><text:span text:style-name="T48">客觀數據 的 明顯例子，週期性統計 </text:span><text:span text:style-name="T34">肉質層個體、意識層個體 的 客觀數據</text:span><text:span text:style-name="T4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1">科技 越高，性別的影響 越低。</text:p>
                </text:list-item>
                <text:list-item>
                  <text:p text:style-name="P111">明顯例子，人類。</text:p>
                  <text:list>
                    <text:list-item>
                      <text:p text:style-name="P111">人類 有些國家 有 義務役制度。</text:p>
                    </text:list-item>
                    <text:list-item>
                      <text:p text:style-name="P111">人類 有些國家 有 僅限 男性的 義務役制度。</text:p>
                      <text:list>
                        <text:list-item>
                          <text:p text:style-name="P111">該國家的人類 偏好 使用 男性，當作 軍事作戰的 棄子。</text:p>
                        </text:list-item>
                        <text:list-item>
                          <text:p text:style-name="P111">該國家的人類的 女性 是 既得利益者。</text:p>
                        </text:list-item>
                        <text:list-item>
                          <text:p text:style-name="P117">該國家的人類 無腦 使用 性別 劃分。</text:p>
                          <text:list>
                            <text:list-item>
                              <text:p text:style-name="P117">正常體格男性 一定要 從軍。</text:p>
                            </text:list-item>
                            <text:list-item>
                              <text:p text:style-name="P117">正常體格女性 不用 從軍。</text:p>
                            </text:list-item>
                            <text:list-item>
                              <text:p text:style-name="P118">即便，體力，某一特定正常體格男性個體 遠遠低於 某一特定正常體格女性個體。</text:p>
                              <text:list>
                                <text:list-item>
                                  <text:p text:style-name="P117">該國家的 該正常體格男性個體 一定要 從軍。</text:p>
                                </text:list-item>
                                <text:list-item>
                                  <text:p text:style-name="P119">該國家的 該正常體格女性個體 不用 從軍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其他國家 女性 權利、權力 發展 有機率是，受教權 → <text:span text:style-name="T57">外出工作權 → 義務當兵權。</text:span></text:p>
                        </text:list-item>
                        <text:list-item>
                          <text:p text:style-name="P120">該國家 女性 權利、權力 發展 有機率是，受教權 →<text:span text:style-name="T57"> 外出工作權。</text:span></text:p>
                        </text:list-item>
                        <text:list-item>
                          <text:p text:style-name="P121">該國家 女性 權利、權力 發展 有機率是，受教權 →<text:span text:style-name="T57"> 外出工作權 → </text:span>選擇當兵權<text:span text:style-name="T57">。</text:span></text:p>
                          <text:list>
                            <text:list-item>
                              <text:p text:style-name="P122">該國家的 女性 有機率發動 女權運動、反男權運動、拒絕平權運動。</text:p>
                              <text:list>
                                <text:list-item>
                                  <text:p text:style-name="P123">該國家的 女性 有機率發動 女權運動，爭取 受教權。</text:p>
                                </text:list-item>
                                <text:list-item>
                                  <text:p text:style-name="P123">該國家的 女性 有機率發動 女權運動，爭取 外出工作權。</text:p>
                                </text:list-item>
                                <text:list-item>
                                  <text:p text:style-name="P123">該國家的 女性 有機率不發動 女權運動，爭取 義務當兵權。</text:p>
                                </text:list-item>
                                <text:list-item>
                                  <text:p text:style-name="P124">該國家的 女性 有機率發動 女權運動，爭取 選擇當兵權。</text:p>
                                  <text:list>
                                    <text:list-item>
                                      <text:p text:style-name="P124">該國家的 女性 預設選擇、默認情況 有機率是 不當兵。</text:p>
                                    </text:list-item>
                                    <text:list-item>
                                      <text:p text:style-name="P125">抽象例子，假定，某一特定 國家、文明、群體 制定 法律。</text:p>
                                      <text:list>
                                        <text:list-item>
                                          <text:p text:style-name="P125">假定，該法律 是 國民 在 默認情況 是 死後不捐贈器官。</text:p>
                                        </text:list-item>
                                        <text:list-item>
                                          <text:p text:style-name="P125">假定，該法律 是 國民 能夠 主動申請 死後捐贈器官。</text:p>
                                        </text:list-item>
                                        <text:list-item>
                                          <text:p text:style-name="P126">該國家、該文明、該群體 的，捐贈器官 數量、佔比、比例 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5">抽象例子，假定，某一特定 國家、文明、群體 制定 法律。</text:p>
                                      <text:list>
                                        <text:list-item>
                                          <text:p text:style-name="P125">假定，該法律 是 國民 在 默認情況 是 死後捐贈器官。</text:p>
                                        </text:list-item>
                                        <text:list-item>
                                          <text:p text:style-name="P125">假定，該法律 是 國民 能夠 主動申請 死後不捐贈器官。</text:p>
                                        </text:list-item>
                                        <text:list-item>
                                          <text:p text:style-name="P127">該國家、該文明、該群體 的，捐贈器官 數量、佔比、比例 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該國家的 女性 有機率嘴巴說 支持 男女服兵役。</text:p>
                        </text:list-item>
                        <text:list-item>
                          <text:p text:style-name="P119">該國家的 女性 有機率說出一堆 拒絕 男女服兵役的 原因。</text:p>
                          <text:list>
                            <text:list-item>
                              <text:p text:style-name="P119">明顯例子，女性體力很差、沒有女性廁所、沒有流動廁所、軍中生活不適合女性。</text:p>
                            </text:list-item>
                            <text:list-item>
                              <text:p text:style-name="P128">明顯例子，軍中的硬體設施不適合女性、軍中的教育方式不適合女性、夜哨危險。</text:p>
                            </text:list-item>
                            <text:list-item>
                              <text:p text:style-name="P129">明顯例子，沒有擔當的男性才讓女性當兵、沒有擔當的男性才會認定女性要從軍。</text:p>
                            </text:list-item>
                            <text:list-item>
                              <text:p text:style-name="P129">明顯例子，女性有月經、女性會懷孕、女性要照顧小孩、女性是弱勢、保護女性。</text:p>
                              <text:list>
                                <text:list-item>
                                  <text:p text:style-name="P180"><text:span text:style-name="T8">利用 弱勢特點</text:span><text:span text:style-name="T14">、同情心、現狀</text:span><text:span text:style-name="T8">，讓 其他個體 不敢 反對、出聲、講出事實。</text:span></text:p>
                                  <text:list>
                                    <text:list-item>
                                      <text:p text:style-name="P130">現狀 是 能夠被非監督式學習的 現狀。</text:p>
                                    </text:list-item>
                                    <text:list-item>
                                      <text:p text:style-name="P181"><text:span text:style-name="T8">現狀 是 不是剛體的 現狀。</text:span><text:span text:style-name="T42">（剛體 不存在）</text:span></text:p>
                                    </text:list-item>
                                    <text:list-item>
                                      <text:p text:style-name="P131">現狀 是 能夠被改變的 現狀。</text:p>
                                      <text:list>
                                        <text:list-item>
                                          <text:p text:style-name="P130">明顯例子，廁所、浴室、寢室、生活環境、教育方式、哨所位置。</text:p>
                                        </text:list-item>
                                        <text:list-item>
                                          <text:p text:style-name="P132">明顯例子，<text:span text:style-name="T36">10%</text:span><text:span text:style-name="T55">的女士假、</text:span><text:span text:style-name="T35">30%</text:span><text:span text:style-name="T54">的產前懷孕</text:span><text:span text:style-name="T20">假、產後懷孕假</text:span>。</text:p>
                                          <text:list>
                                            <text:list-item>
                                              <text:p text:style-name="P59">假定，該物種的 女性 平均月經期的 週期 是 30天 一次。</text:p>
                                            </text:list-item>
                                            <text:list-item>
                                              <text:p text:style-name="P153"><text:span text:style-name="T14">10%的</text:span>女士假<text:span text:style-name="T14"> 是 </text:span><text:span text:style-name="T21">3天</text:span><text:span text:style-name="T56">。</text:span><text:span text:style-name="T38">（30 * 10% = 3）</text:span></text:p>
                                            </text:list-item>
                                            <text:list-item>
                                              <text:p text:style-name="P132">定期 非監督式學習 女性的平均體力恢復時間，校正 女士假 <text:span text:style-name="T14">%數</text:span>。</text:p>
                                            </text:list-item>
                                            <text:list-item>
                                              <text:p text:style-name="P132">定期 的 明顯例子，<text:span text:style-name="T14">每</text:span><text:span text:style-name="T26">100</text:span><text:span text:style-name="T25">00天</text:span> 校正、更新、檢查 一次。</text:p>
                                            </text:list-item>
                                            <text:list-item>
                                              <text:p text:style-name="P132">女士假 是 月經（有跡象、已經）來的時候，額外休假<text:span text:style-name="T36">3</text:span>天。</text:p>
                                            </text:list-item>
                                            <text:list-item>
                                              <text:p text:style-name="P132">假定，該文明 是 周休二日。</text:p>
                                            </text:list-item>
                                            <text:list-item>
                                              <text:p text:style-name="P189"><text:span text:style-name="T48">有機率 連休</text:span><text:span text:style-name="T34">5天（以上）</text:span><text:span text:style-name="T48">。</text:span><text:span text:style-name="T43">（以上 是 包含 國定假日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2">假定，該文明的 一個月 是<text:span text:style-name="T14"> </text:span><text:span text:style-name="T22">30</text:span>天。</text:p>
                                          <text:list>
                                            <text:list-item>
                                              <text:p text:style-name="P132">假定，該物種的 女性 平均懷孕期 是<text:span text:style-name="T14"> </text:span><text:span text:style-name="T20">10個</text:span><text:span text:style-name="T54">月。</text:span></text:p>
                                            </text:list-item>
                                            <text:list-item>
                                              <text:p text:style-name="P133"><text:span text:style-name="T35">30%</text:span><text:span text:style-name="T54">的產前懷孕</text:span><text:span text:style-name="T20">假 是 3個月。</text:span><text:span text:style-name="T38">（10 * 30% = 3）</text:span></text:p>
                                            </text:list-item>
                                            <text:list-item>
                                              <text:p text:style-name="P134"><text:span text:style-name="T20">30%的產前懷孕假 是 </text:span><text:span text:style-name="T23">90天</text:span><text:span text:style-name="T20">。</text:span><text:span text:style-name="T39">（</text:span><text:span text:style-name="T40">3 * 30</text:span><text:span text:style-name="T39">）</text:span></text:p>
                                            </text:list-item>
                                            <text:list-item>
                                              <text:p text:style-name="P60">30%的產前懷孕假 是 懷孕 第7個月 ~ 第10個月。</text:p>
                                            </text:list-item>
                                            <text:list-item>
                                              <text:p text:style-name="P135">定期 非監督式學習 女性的平均身體不適時間，校正 產前假 <text:span text:style-name="T14">%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0">明顯例子，產後懷孕假 是 1個月。</text:p>
                                          <text:list>
                                            <text:list-item>
                                              <text:p text:style-name="P61">產後懷孕假 是 產後 1個月。</text:p>
                                            </text:list-item>
                                            <text:list-item>
                                              <text:p text:style-name="P136"><text:span text:style-name="T20">產後懷孕假 是 產後 </text:span><text:span text:style-name="T24">30天。</text:span></text:p>
                                            </text:list-item>
                                            <text:list-item>
                                              <text:p text:style-name="P62">產後的 隔天 是 產後懷孕假的 第1天。</text:p>
                                            </text:list-item>
                                            <text:list-item>
                                              <text:p text:style-name="P135">定期 非監督式學習 平均體力恢復時間，校正 產後假 天<text:span text:style-name="T14">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7">明顯例子，科技 越高，體力要求 越低。</text:p>
                                          <text:list>
                                            <text:list-item>
                                              <text:p text:style-name="P138">明顯例子，人類的 美國小孩 打靶。</text:p>
                                            </text:list-item>
                                            <text:list-item>
                                              <text:p text:style-name="P138">明顯例子，無人機操作、導彈發射、物資運輸、設施維修、偵查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0">原因很明顯，反擊的個體 會被 其他個體 孤立、冷暴力、霸凌、社死、獵巫。</text:p>
                                </text:list-item>
                              </text:list>
                            </text:list-item>
                            <text:list-item>
                              <text:p text:style-name="P119">該國家的 國民 有機率直接 使用 性別，無腦 劃分。</text:p>
                            </text:list-item>
                            <text:list-item>
                              <text:p text:style-name="P139">該國家的 國民 有機率拒絕 使用 指標、科學依據、客觀數據 劃分。</text:p>
                            </text:list-item>
                            <text:list-item>
                              <text:p text:style-name="P140">原因很明顯，該國民 有機率不願意 失去 既有權利、既有利益、既得利益。</text:p>
                            </text:list-item>
                            <text:list-item>
                              <text:p text:style-name="P141">原因很明顯，該國民 有機率不願意 付出 額外的 時間、精力、自由，從軍。</text:p>
                              <text:list>
                                <text:list-item>
                                  <text:p text:style-name="P142">該國民 有機率讓 其他國民 付出 額外的 時間、精力、自由，從軍。</text:p>
                                  <text:list>
                                    <text:list-item>
                                      <text:p text:style-name="P141">明顯例子，女性 讓 男性 付出 額外的 時間、精力、自由，從軍。</text:p>
                                      <text:list>
                                        <text:list-item>
                                          <text:p text:style-name="P143">政府的 從軍 全部轉嫁給 男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3">明顯例子，某一特定個體 裝病，讓 其他個體，從軍。</text:p>
                                      <text:list>
                                        <text:list-item>
                                          <text:p text:style-name="P144">政府的 從軍 全部轉嫁給 其他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5">該國家的 女性 有機率 嘴巴說、身體不做 男女服兵役。</text:p>
                          <text:list>
                            <text:list-item>
                              <text:p text:style-name="P146">該國家的 女性 有機率只說 男女服兵役。</text:p>
                            </text:list-item>
                            <text:list-item>
                              <text:p text:style-name="P146">該國家的 女性 有機率不做 男女服兵役。</text:p>
                            </text:list-item>
                            <text:list-item>
                              <text:p text:style-name="P147">該國家的 女性 有機率只做 男性服兵役。</text:p>
                            </text:list-item>
                          </text:list>
                        </text:list-item>
                        <text:list-item>
                          <text:p text:style-name="P182"><text:span text:style-name="T8">明顯例子，假定，某一特定立法委員人類個體 擁有 </text:span><text:span text:style-name="T14">10000</text:span><text:span text:style-name="T8">筆房地產。</text:span></text:p>
                          <text:list>
                            <text:list-item>
                              <text:p text:style-name="P182"><text:span text:style-name="T8">國民群 有機率至少 要貸款 </text:span><text:span text:style-name="T19">10000年</text:span><text:span text:style-name="T13">的房貸，才能 買到</text:span><text:span text:style-name="T8"> </text:span><text:span text:style-name="T13">自己要住的房子</text:span><text:span text:style-name="T8">。</text:span></text:p>
                              <text:list>
                                <text:list-item>
                                  <text:p text:style-name="P119">房子 是 房地產。</text:p>
                                </text:list-item>
                              </text:list>
                            </text:list-item>
                            <text:list-item>
                              <text:p text:style-name="P119">國民群 有機率只能租 該個體的 房地產，才能 遮風避雨、不被凍死、不被熱死。</text:p>
                            </text:list-item>
                            <text:list-item>
                              <text:p text:style-name="P119">該個體 有機率嘴巴說 支持 增加房地產的課稅、降低房價。</text:p>
                            </text:list-item>
                            <text:list-item>
                              <text:p text:style-name="P139">該個體 有機率說出一堆 拒絕 增加房地產的課稅、降低房價 的 原因。</text:p>
                              <text:list>
                                <text:list-item>
                                  <text:p text:style-name="P148">明顯例子，課稅不會讓房價降低、房地產是民生用品要尊重自由市場。</text:p>
                                </text:list-item>
                              </text:list>
                            </text:list-item>
                            <text:list-item>
                              <text:p text:style-name="P139">原因很明顯，該個體 有機率不願意 失去 既有權利、既有利益、既得利益。</text:p>
                              <text:list>
                                <text:list-item>
                                  <text:p text:style-name="P149">地價、房價、房租 是 該個體的 既有權利、既有利益、既得利益。</text:p>
                                </text:list-item>
                              </text:list>
                            </text:list-item>
                            <text:list-item>
                              <text:p text:style-name="P140">原因很明顯，該個體 有機率不願意 付出 額外的 金錢 繳稅。</text:p>
                              <text:list>
                                <text:list-item>
                                  <text:p text:style-name="P150">該個體 有機率讓 其他個體 付出 額外的 金錢，繳稅。</text:p>
                                  <text:list>
                                    <text:list-item>
                                      <text:p text:style-name="P150">明顯例子，房東 讓 房客 付出 額外的 房租，繳稅。</text:p>
                                      <text:list>
                                        <text:list-item>
                                          <text:p text:style-name="P150">政府的 課稅 全部轉嫁給 房客。</text:p>
                                        </text:list-item>
                                        <text:list-item>
                                          <text:p text:style-name="P151">政府 課稅越重，房東的房租 漲越多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1">該立法委員人類個體 有機率 嘴巴說、身體不做 增加房地產的課稅、降低房價。</text:p>
                              <text:list>
                                <text:list-item>
                                  <text:p text:style-name="P146">該立法委員人類個體 有機率只說 增加房地產的課稅、降低房價、降低房租。</text:p>
                                </text:list-item>
                                <text:list-item>
                                  <text:p text:style-name="P146">該立法委員人類個體 有機率不做 增加房地產的課稅、降低房價、降低房租。</text:p>
                                </text:list-item>
                                <text:list-item>
                                  <text:p text:style-name="P152">該立法委員人類個體 有機率只做 不增房地產的課稅、增加房價、增加房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0:45:03.328000000</dc:date>
    <meta:editing-duration>P9DT23H20M56S</meta:editing-duration>
    <meta:editing-cycles>5193</meta:editing-cycles>
    <meta:document-statistic meta:table-count="0" meta:image-count="0" meta:object-count="0" meta:page-count="1" meta:paragraph-count="424" meta:word-count="9378" meta:character-count="11539" meta:non-whitespace-character-count="9947"/>
  </office:meta>
</office:document-meta>
</file>